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4.923cm"/>
    </style:style>
    <style:style style:family="table-column" style:name="co8">
      <style:table-column-properties fo:break-before="auto" style:column-width="4.195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5">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fo:padding="0.071cm" fo:border-left="1.76pt solid #000000"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55">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0.74pt solid #000000" style:repeat-content="false" fo:background-color="transparent"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5">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6">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fo:padding="0.071cm" fo:border-left="none"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2">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fo:padding="0.071cm" fo:border-left="none"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5">
      <style:table-cell-properties fo:padding="0.071cm"/>
    </style:style>
    <style:style style:family="table-cell" style:parent-style-name="Default" style:name="ce116">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193"/>
        <table:table-column table:style-name="co5" table:default-cell-style-name="ce88"/>
        <table:table-column table:style-name="co6" table:default-cell-style-name="ce88"/>
        <table:table-column table:style-name="co7" table:default-cell-style-name="ce88"/>
        <table:table-column table:style-name="co8" table:default-cell-style-name="ce88"/>
        <table:table-column table:style-name="co9" table:default-cell-style-name="ce2" table:number-columns-repeated="57"/>
        <table:table-column table:style-name="co9" table:default-cell-style-name="Default" table:number-columns-repeated="767"/>
        <table:table-row table:style-name="ro1">
          <table:table-cell ns41:value-type="string" table:style-name="TL Title" office:value-type="string">
            <text:p>PROVINCIE GELDERLAND; <text:s/>ZEVENDE GEDEELTE: INDEELING DER DOOFSTOMMEN DIE ONDERWIJS EN GEEN ONDERWIJS GENOTEN HEBBEN, NAAR WOONPLAATS EN LEEFTIJD</text:p>
          </table:table-cell>
          <table:table-cell table:style-name="TL Title"/>
          <table:table-cell table:style-name="TL Title"/>
          <table:table-cell table:style-name="TL Title" table:number-columns-repeated="167"/>
          <table:table-cell table:style-name="ce68" table:number-columns-repeated="26"/>
          <table:table-cell table:style-name="ce82" table:number-columns-repeated="3"/>
          <table:table-cell table:style-name="ce99"/>
          <table:table-cell table:number-columns-repeated="824"/>
        </table:table-row>
        <table:table-row table:style-name="ro1">
          <table:table-cell table:number-columns-repeated="196"/>
          <table:table-cell table:style-name="ce83" table:number-columns-repeated="4"/>
          <table:table-cell table:number-columns-repeated="8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30"/>
          <table:table-cell ns41:value-type="string" table:number-rows-spanned="1" table:style-name="TL ColHeader" table:number-columns-spanned="193" office:value-type="string">
            <text:p>Gemeenten</text:p>
          </table:table-cell>
          <table:covered-table-cell table:style-name="TL ColHeader" table:number-columns-repeated="83"/>
          <table:covered-table-cell table:style-name="ce67" table:number-columns-repeated="108"/>
          <table:covered-table-cell table:style-name="ce74"/>
          <table:table-cell ns41:value-type="string" table:number-rows-spanned="4" table:style-name="ce84" table:number-columns-spanned="1" office:value-type="string">
            <text:p>Telling</text:p>
          </table:table-cell>
          <table:table-cell ns41:value-type="string" table:number-rows-spanned="4" table:style-name="ce92" table:number-columns-spanned="1" office:value-type="string">
            <text:p>Tabel</text:p>
          </table:table-cell>
          <table:table-cell ns41:value-type="string" table:number-rows-spanned="4" table:style-name="ce92" table:number-columns-spanned="1" office:value-type="string">
            <text:p>Pagina(s)</text:p>
          </table:table-cell>
          <table:table-cell ns41:value-type="string" table:number-rows-spanned="4" table:style-name="ce100" table:number-columns-spanned="1" office:value-type="string">
            <text:p>Image nummer(s)</text:p>
          </table:table-cell>
          <table:table-cell table:style-name="ce30" table:number-columns-repeated="824"/>
        </table:table-row>
        <table:table-row table:style-name="ro3">
          <table:covered-table-cell table:style-name="ce4"/>
          <table:covered-table-cell table:style-name="ce18"/>
          <table:table-cell table:style-name="ce30"/>
          <table:table-cell ns41:value-type="string" table:number-rows-spanned="2" table:style-name="TL ColHeader" table:number-columns-spanned="3" office:value-type="string">
            <text:p>Apeldoorn</text:p>
          </table:table-cell>
          <table:covered-table-cell table:style-name="ce43"/>
          <table:covered-table-cell table:style-name="ce52"/>
          <table:table-cell ns41:value-type="string" table:number-rows-spanned="2" table:style-name="TL ColHeader" table:number-columns-spanned="4" office:value-type="string">
            <text:p>Arnhem</text:p>
          </table:table-cell>
          <table:covered-table-cell table:style-name="TL ColHeader" table:number-columns-repeated="2"/>
          <table:covered-table-cell table:style-name="ce65"/>
          <table:table-cell ns41:value-type="string" table:number-rows-spanned="2" table:style-name="TL ColHeader" table:number-columns-spanned="3" office:value-type="string">
            <text:p>Barneveld</text:p>
          </table:table-cell>
          <table:covered-table-cell table:style-name="ce63"/>
          <table:covered-table-cell table:style-name="ce65"/>
          <table:table-cell ns41:value-type="string" table:number-rows-spanned="2" table:style-name="TL ColHeader" table:number-columns-spanned="4" office:value-type="string">
            <text:p>Bemmel</text:p>
          </table:table-cell>
          <table:covered-table-cell table:style-name="TL ColHeader" table:number-columns-repeated="2"/>
          <table:covered-table-cell table:style-name="ce65"/>
          <table:table-cell ns41:value-type="string" table:number-rows-spanned="2" table:style-name="TL ColHeader" table:number-columns-spanned="3" office:value-type="string">
            <text:p>Bergh</text:p>
          </table:table-cell>
          <table:covered-table-cell table:style-name="TL ColHeader" table:number-columns-repeated="2"/>
          <table:table-cell ns41:value-type="string" table:number-rows-spanned="2" table:style-name="TL ColHeader" table:number-columns-spanned="3" office:value-type="string">
            <text:p>Beusichem</text:p>
          </table:table-cell>
          <table:covered-table-cell table:style-name="TL ColHeader" table:number-columns-repeated="2"/>
          <table:table-cell ns41:value-type="string" table:number-rows-spanned="2" table:style-name="TL ColHeader" table:number-columns-spanned="4" office:value-type="string">
            <text:p>Borculo</text:p>
          </table:table-cell>
          <table:covered-table-cell table:style-name="TL ColHeader" table:number-columns-repeated="2"/>
          <table:covered-table-cell table:style-name="ce65"/>
          <table:table-cell ns41:value-type="string" table:number-rows-spanned="2" table:style-name="TL ColHeader" table:number-columns-spanned="2" office:value-type="string">
            <text:p>Brakel</text:p>
          </table:table-cell>
          <table:covered-table-cell table:style-name="ce52"/>
          <table:table-cell ns41:value-type="string" table:number-rows-spanned="2" table:style-name="TL ColHeader" table:number-columns-spanned="3" office:value-type="string">
            <text:p>Brummen</text:p>
          </table:table-cell>
          <table:covered-table-cell table:style-name="TL ColHeader" table:number-columns-repeated="2"/>
          <table:table-cell ns41:value-type="string" table:number-rows-spanned="2" table:style-name="TL ColHeader" table:number-columns-spanned="4" office:value-type="string">
            <text:p>Culenborg</text:p>
          </table:table-cell>
          <table:covered-table-cell table:style-name="TL ColHeader" table:number-columns-repeated="2"/>
          <table:covered-table-cell table:style-name="ce65"/>
          <table:table-cell ns41:value-type="string" table:number-rows-spanned="2" table:style-name="TL ColHeader" table:number-columns-spanned="3" office:value-type="string">
            <text:p>Didam</text:p>
          </table:table-cell>
          <table:covered-table-cell table:style-name="ce63"/>
          <table:covered-table-cell table:style-name="ce65"/>
          <table:table-cell ns41:value-type="string" table:number-rows-spanned="2" table:style-name="TL ColHeader" table:number-columns-spanned="3" office:value-type="string">
            <text:p>Doetinchem (Stad-)</text:p>
          </table:table-cell>
          <table:covered-table-cell table:style-name="TL ColHeader" table:number-columns-repeated="2"/>
          <table:table-cell ns41:value-type="string" table:number-rows-spanned="2" table:style-name="TL ColHeader" table:number-columns-spanned="3" office:value-type="string">
            <text:p>Doornspijk</text:p>
          </table:table-cell>
          <table:covered-table-cell table:style-name="ce63"/>
          <table:covered-table-cell table:style-name="ce65"/>
          <table:table-cell ns41:value-type="string" table:number-rows-spanned="2" table:style-name="TL ColHeader" table:number-columns-spanned="3" office:value-type="string">
            <text:p>Doorwerth</text:p>
          </table:table-cell>
          <table:covered-table-cell table:style-name="ce63"/>
          <table:covered-table-cell table:style-name="ce65"/>
          <table:table-cell ns41:value-type="string" table:number-rows-spanned="2" table:style-name="TL ColHeader" table:number-columns-spanned="3" office:value-type="string">
            <text:p>Dreumel</text:p>
          </table:table-cell>
          <table:covered-table-cell table:style-name="ce63"/>
          <table:covered-table-cell table:style-name="ce65"/>
          <table:table-cell ns41:value-type="string" table:number-rows-spanned="2" table:style-name="TL ColHeader" table:number-columns-spanned="3" office:value-type="string">
            <text:p>Driel</text:p>
          </table:table-cell>
          <table:covered-table-cell table:style-name="ce63"/>
          <table:covered-table-cell table:style-name="ce65"/>
          <table:table-cell ns41:value-type="string" table:number-rows-spanned="2" table:style-name="TL ColHeader" table:number-columns-spanned="3" office:value-type="string">
            <text:p>Druten</text:p>
          </table:table-cell>
          <table:covered-table-cell table:style-name="TL ColHeader" table:number-columns-repeated="2"/>
          <table:table-cell ns41:value-type="string" table:number-rows-spanned="2" table:style-name="ce56" table:number-columns-spanned="2" office:value-type="string">
            <text:p>Duiven</text:p>
          </table:table-cell>
          <table:covered-table-cell table:style-name="ce52"/>
          <table:table-cell ns41:value-type="string" table:number-rows-spanned="2" table:style-name="ce56" table:number-columns-spanned="3" office:value-type="string">
            <text:p>Ede</text:p>
          </table:table-cell>
          <table:covered-table-cell table:style-name="ce52" table:number-columns-repeated="2"/>
          <table:table-cell ns41:value-type="string" table:number-rows-spanned="2" table:style-name="ce56" table:number-columns-spanned="3" office:value-type="string">
            <text:p>Eibergen</text:p>
          </table:table-cell>
          <table:covered-table-cell table:style-name="ce52" table:number-columns-repeated="2"/>
          <table:table-cell ns41:value-type="string" table:number-rows-spanned="2" table:style-name="ce56" table:number-columns-spanned="2" office:value-type="string">
            <text:p>Elburg</text:p>
          </table:table-cell>
          <table:covered-table-cell table:style-name="ce52"/>
          <table:table-cell ns41:value-type="string" table:number-rows-spanned="2" table:style-name="ce56" table:number-columns-spanned="4" office:value-type="string">
            <text:p>Elst</text:p>
          </table:table-cell>
          <table:covered-table-cell table:style-name="ce63" table:number-columns-repeated="2"/>
          <table:covered-table-cell table:style-name="ce65"/>
          <table:table-cell ns41:value-type="string" table:number-rows-spanned="2" table:style-name="ce56" table:number-columns-spanned="4" office:value-type="string">
            <text:p>Epe</text:p>
          </table:table-cell>
          <table:covered-table-cell table:style-name="ce63" table:number-columns-repeated="2"/>
          <table:covered-table-cell table:style-name="ce65"/>
          <table:table-cell ns41:value-type="string" table:number-rows-spanned="2" table:style-name="ce56" table:number-columns-spanned="3" office:value-type="string">
            <text:p>Gameren</text:p>
          </table:table-cell>
          <table:covered-table-cell table:style-name="ce52" table:number-columns-repeated="2"/>
          <table:table-cell ns41:value-type="string" table:number-rows-spanned="2" table:style-name="ce56" table:number-columns-spanned="2" office:value-type="string">
            <text:p>Geldermalsen</text:p>
          </table:table-cell>
          <table:covered-table-cell table:style-name="ce52"/>
          <table:table-cell ns41:value-type="string" table:number-rows-spanned="2" table:style-name="ce56" table:number-columns-spanned="4" office:value-type="string">
            <text:p>Gendringen</text:p>
          </table:table-cell>
          <table:covered-table-cell table:style-name="ce63" table:number-columns-repeated="2"/>
          <table:covered-table-cell table:style-name="ce65"/>
          <table:table-cell ns41:value-type="string" table:number-rows-spanned="2" table:style-name="ce56" table:number-columns-spanned="3" office:value-type="string">
            <text:p>Gent</text:p>
          </table:table-cell>
          <table:covered-table-cell table:style-name="ce63"/>
          <table:covered-table-cell table:style-name="ce65"/>
          <table:table-cell ns41:value-type="string" table:number-rows-spanned="2" table:style-name="ce56" table:number-columns-spanned="2" office:value-type="string">
            <text:p>Gorssel</text:p>
          </table:table-cell>
          <table:covered-table-cell table:style-name="ce52"/>
          <table:table-cell ns41:value-type="string" table:number-rows-spanned="2" table:style-name="ce56" table:number-columns-spanned="3" office:value-type="string">
            <text:p>Groesbeek</text:p>
          </table:table-cell>
          <table:covered-table-cell table:style-name="ce63"/>
          <table:covered-table-cell table:style-name="ce65"/>
          <table:table-cell ns41:value-type="string" table:number-rows-spanned="2" table:style-name="ce56" table:number-columns-spanned="3" office:value-type="string">
            <text:p>Haaften</text:p>
          </table:table-cell>
          <table:covered-table-cell table:style-name="ce63"/>
          <table:covered-table-cell table:style-name="ce43"/>
          <table:table-cell ns41:value-type="string" table:number-rows-spanned="2" table:style-name="ce56" table:number-columns-spanned="4" office:value-type="string">
            <text:p>Harderwijk</text:p>
          </table:table-cell>
          <table:covered-table-cell table:style-name="ce63" table:number-columns-repeated="2"/>
          <table:covered-table-cell table:style-name="ce65"/>
          <table:table-cell ns41:value-type="string" table:number-rows-spanned="2" table:style-name="ce56" table:number-columns-spanned="4" office:value-type="string">
            <text:p>Hattem</text:p>
          </table:table-cell>
          <table:covered-table-cell table:style-name="ce63" table:number-columns-repeated="2"/>
          <table:covered-table-cell table:style-name="ce65"/>
          <table:table-cell ns41:value-type="string" table:number-rows-spanned="2" table:style-name="ce56" table:number-columns-spanned="2" office:value-type="string">
            <text:p>Hedel</text:p>
          </table:table-cell>
          <table:covered-table-cell table:style-name="ce43"/>
          <table:table-cell ns41:value-type="string" table:number-rows-spanned="2" table:style-name="ce56" table:number-columns-spanned="4" office:value-type="string">
            <text:p>Herwijnen</text:p>
          </table:table-cell>
          <table:covered-table-cell table:style-name="ce63" table:number-columns-repeated="2"/>
          <table:covered-table-cell table:style-name="ce65"/>
          <table:table-cell ns41:value-type="string" table:number-rows-spanned="2" table:style-name="ce56" table:number-columns-spanned="3" office:value-type="string">
            <text:p>Heteren</text:p>
          </table:table-cell>
          <table:covered-table-cell table:style-name="ce63"/>
          <table:covered-table-cell table:style-name="ce65"/>
          <table:table-cell ns41:value-type="string" table:number-rows-spanned="2" table:style-name="ce56" table:number-columns-spanned="3" office:value-type="string">
            <text:p>Heumen</text:p>
          </table:table-cell>
          <table:covered-table-cell table:style-name="ce63"/>
          <table:covered-table-cell table:style-name="ce43"/>
          <table:table-cell ns41:value-type="string" table:number-rows-spanned="2" table:style-name="ce56" table:number-columns-spanned="4" office:value-type="string">
            <text:p>Huissen</text:p>
          </table:table-cell>
          <table:covered-table-cell table:style-name="ce63" table:number-columns-repeated="2"/>
          <table:covered-table-cell table:style-name="ce65"/>
          <table:table-cell ns41:value-type="string" table:number-rows-spanned="2" table:style-name="ce56" table:number-columns-spanned="2" office:value-type="string">
            <text:p>Lichtenvoorde</text:p>
          </table:table-cell>
          <table:covered-table-cell table:style-name="ce43"/>
          <table:table-cell ns41:value-type="string" table:number-rows-spanned="2" table:style-name="ce56" table:number-columns-spanned="2" office:value-type="string">
            <text:p>Nederhemert</text:p>
          </table:table-cell>
          <table:covered-table-cell table:style-name="ce43"/>
          <table:table-cell ns41:value-type="string" table:number-rows-spanned="2" table:style-name="ce56" table:number-columns-spanned="4" office:value-type="string">
            <text:p>Nijkerk</text:p>
          </table:table-cell>
          <table:covered-table-cell table:style-name="ce63" table:number-columns-repeated="2"/>
          <table:covered-table-cell table:style-name="ce65"/>
          <table:table-cell ns41:value-type="string" table:number-rows-spanned="2" table:style-name="ce56" table:number-columns-spanned="4" office:value-type="string">
            <text:p>Nijmegen</text:p>
          </table:table-cell>
          <table:covered-table-cell table:style-name="ce63" table:number-columns-repeated="2"/>
          <table:covered-table-cell table:style-name="ce65"/>
          <table:table-cell ns41:value-type="string" table:number-rows-spanned="2" table:style-name="ce56" table:number-columns-spanned="2" office:value-type="string">
            <text:p>Oldebroek</text:p>
          </table:table-cell>
          <table:covered-table-cell table:style-name="ce43"/>
          <table:table-cell ns41:value-type="string" table:number-rows-spanned="2" table:style-name="ce56" table:number-columns-spanned="3" office:value-type="string">
            <text:p>Ophemert</text:p>
          </table:table-cell>
          <table:covered-table-cell table:style-name="ce63"/>
          <table:covered-table-cell table:style-name="ce43"/>
          <table:table-cell ns41:value-type="string" table:number-rows-spanned="2" table:style-name="ce56" table:number-columns-spanned="3" office:value-type="string">
            <text:p>Putten</text:p>
          </table:table-cell>
          <table:covered-table-cell table:style-name="ce63"/>
          <table:covered-table-cell table:style-name="ce65"/>
          <table:table-cell ns41:value-type="string" table:number-rows-spanned="2" table:style-name="ce56" table:number-columns-spanned="3" office:value-type="string">
            <text:p>Renkum</text:p>
          </table:table-cell>
          <table:covered-table-cell table:style-name="ce63"/>
          <table:covered-table-cell table:style-name="ce43"/>
          <table:table-cell ns41:value-type="string" table:number-rows-spanned="2" table:style-name="ce56" table:number-columns-spanned="3" office:value-type="string">
            <text:p>Rheden</text:p>
          </table:table-cell>
          <table:covered-table-cell table:style-name="ce63"/>
          <table:covered-table-cell table:style-name="ce65"/>
          <table:table-cell ns41:value-type="string" table:number-rows-spanned="2" table:style-name="ce56" table:number-columns-spanned="3" office:value-type="string">
            <text:p>Ruurlo</text:p>
          </table:table-cell>
          <table:covered-table-cell table:style-name="ce63"/>
          <table:covered-table-cell table:style-name="ce65"/>
          <table:table-cell ns41:value-type="string" table:number-rows-spanned="2" table:style-name="ce56" table:number-columns-spanned="3" office:value-type="string">
            <text:p>Scherpenzeel</text:p>
          </table:table-cell>
          <table:covered-table-cell table:style-name="ce63"/>
          <table:covered-table-cell table:style-name="ce43"/>
          <table:table-cell ns41:value-type="string" table:number-rows-spanned="2" table:style-name="ce56" table:number-columns-spanned="3" office:value-type="string">
            <text:p>Tiel</text:p>
          </table:table-cell>
          <table:covered-table-cell table:style-name="ce63"/>
          <table:covered-table-cell table:style-name="ce43"/>
          <table:table-cell ns41:value-type="string" table:number-rows-spanned="2" table:style-name="ce56" table:number-columns-spanned="3" office:value-type="string">
            <text:p>Ubbergen</text:p>
          </table:table-cell>
          <table:covered-table-cell table:style-name="ce63"/>
          <table:covered-table-cell table:style-name="ce65"/>
          <table:table-cell ns41:value-type="string" table:number-rows-spanned="2" table:style-name="ce56" table:number-columns-spanned="4" office:value-type="string">
            <text:p>Voorst</text:p>
          </table:table-cell>
          <table:covered-table-cell table:style-name="ce63" table:number-columns-repeated="2"/>
          <table:covered-table-cell table:style-name="ce65"/>
          <table:table-cell ns41:value-type="string" table:number-rows-spanned="2" table:style-name="ce56" table:number-columns-spanned="3" office:value-type="string">
            <text:p>Vorden</text:p>
          </table:table-cell>
          <table:covered-table-cell table:style-name="ce63"/>
          <table:covered-table-cell table:style-name="ce65"/>
          <table:table-cell ns41:value-type="string" table:number-rows-spanned="2" table:style-name="ce56" table:number-columns-spanned="4" office:value-type="string">
            <text:p>Wageningen</text:p>
          </table:table-cell>
          <table:covered-table-cell table:style-name="ce63" table:number-columns-repeated="2"/>
          <table:covered-table-cell table:style-name="ce65"/>
          <table:table-cell ns41:value-type="string" table:number-rows-spanned="2" table:style-name="ce56" table:number-columns-spanned="2" office:value-type="string">
            <text:p>Wamel</text:p>
          </table:table-cell>
          <table:covered-table-cell table:style-name="ce52"/>
          <table:table-cell ns41:value-type="string" table:number-rows-spanned="2" table:style-name="ce56" table:number-columns-spanned="3" office:value-type="string">
            <text:p>Warnsveld</text:p>
          </table:table-cell>
          <table:covered-table-cell table:style-name="ce63"/>
          <table:covered-table-cell table:style-name="ce65"/>
          <table:table-cell ns41:value-type="string" table:number-rows-spanned="2" table:style-name="ce56" table:number-columns-spanned="2" office:value-type="string">
            <text:p>Westervoort</text:p>
          </table:table-cell>
          <table:covered-table-cell table:style-name="ce52"/>
          <table:table-cell ns41:value-type="string" table:number-rows-spanned="2" table:style-name="ce56" table:number-columns-spanned="4" office:value-type="string">
            <text:p>Winterswijk</text:p>
          </table:table-cell>
          <table:covered-table-cell table:style-name="ce63" table:number-columns-repeated="2"/>
          <table:covered-table-cell table:style-name="ce65"/>
          <table:table-cell ns41:value-type="string" table:number-rows-spanned="2" table:style-name="ce56" table:number-columns-spanned="3" office:value-type="string">
            <text:p>Wisch</text:p>
          </table:table-cell>
          <table:covered-table-cell table:style-name="ce63"/>
          <table:covered-table-cell table:style-name="ce65"/>
          <table:table-cell ns41:value-type="string" table:number-rows-spanned="2" table:style-name="ce56" table:number-columns-spanned="4" office:value-type="string">
            <text:p>Wijchen</text:p>
          </table:table-cell>
          <table:covered-table-cell table:style-name="ce63" table:number-columns-repeated="2"/>
          <table:covered-table-cell table:style-name="ce65"/>
          <table:table-cell ns41:value-type="string" table:number-rows-spanned="2" table:style-name="ce56" table:number-columns-spanned="2" office:value-type="string">
            <text:p>Zelhem</text:p>
          </table:table-cell>
          <table:covered-table-cell table:style-name="ce52"/>
          <table:table-cell ns41:value-type="string" table:number-rows-spanned="2" table:style-name="ce56" table:number-columns-spanned="4" office:value-type="string">
            <text:p>Zevenaar</text:p>
          </table:table-cell>
          <table:covered-table-cell table:style-name="ce63" table:number-columns-repeated="2"/>
          <table:covered-table-cell table:style-name="ce65"/>
          <table:table-cell ns41:value-type="string" table:number-rows-spanned="2" table:style-name="ce69" table:number-columns-spanned="4" office:value-type="string">
            <text:p>Zutphen</text:p>
          </table:table-cell>
          <table:covered-table-cell table:style-name="ce63" table:number-columns-repeated="2"/>
          <table:covered-table-cell table:style-name="ce75"/>
          <table:covered-table-cell table:style-name="ce85"/>
          <table:covered-table-cell table:style-name="ce93" table:number-columns-repeated="2"/>
          <table:covered-table-cell table:style-name="ce101"/>
          <table:table-cell table:style-name="ce106" table:number-columns-repeated="824"/>
        </table:table-row>
        <table:table-row table:style-name="ro3">
          <table:covered-table-cell table:style-name="ce4"/>
          <table:covered-table-cell table:style-name="ce18"/>
          <table:table-cell table:style-name="ce30"/>
          <table:covered-table-cell table:style-name="ce34"/>
          <table:covered-table-cell table:style-name="ce44"/>
          <table:covered-table-cell table:style-name="ce53"/>
          <table:covered-table-cell table:style-name="ce57"/>
          <table:covered-table-cell table:style-name="TL ColHeader" table:number-columns-repeated="2"/>
          <table:covered-table-cell table:style-name="ce44"/>
          <table:covered-table-cell table:style-name="ce57"/>
          <table:covered-table-cell table:style-name="ce64"/>
          <table:covered-table-cell table:style-name="ce44"/>
          <table:covered-table-cell table:style-name="ce57"/>
          <table:covered-table-cell table:style-name="TL ColHeader" table:number-columns-repeated="2"/>
          <table:covered-table-cell table:style-name="ce44"/>
          <table:covered-table-cell table:style-name="TL ColHeader" table:number-columns-repeated="6"/>
          <table:covered-table-cell table:style-name="ce57"/>
          <table:covered-table-cell table:style-name="TL ColHeader" table:number-columns-repeated="2"/>
          <table:covered-table-cell table:style-name="ce44"/>
          <table:covered-table-cell table:style-name="TL ColHeader" table:number-columns-repeated="5"/>
          <table:covered-table-cell table:style-name="ce57"/>
          <table:covered-table-cell table:style-name="TL ColHeader" table:number-columns-repeated="2"/>
          <table:covered-table-cell table:style-name="ce44"/>
          <table:covered-table-cell table:style-name="ce57"/>
          <table:covered-table-cell table:style-name="ce64"/>
          <table:covered-table-cell table:style-name="ce44"/>
          <table:covered-table-cell table:style-name="TL ColHeader" table:number-columns-repeated="3"/>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TL ColHeader" table:number-columns-repeated="13"/>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3" table:number-columns-repeated="5"/>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3" table:number-columns-repeated="2"/>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44"/>
          <table:covered-table-cell table:style-name="ce57"/>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3" table:number-columns-repeated="2"/>
          <table:covered-table-cell table:style-name="ce57"/>
          <table:covered-table-cell table:style-name="ce64"/>
          <table:covered-table-cell table:style-name="ce44"/>
          <table:covered-table-cell table:style-name="ce53" table:number-columns-repeated="2"/>
          <table:covered-table-cell table:style-name="ce57"/>
          <table:covered-table-cell table:style-name="ce64" table:number-columns-repeated="2"/>
          <table:covered-table-cell table:style-name="ce44"/>
          <table:covered-table-cell table:style-name="ce57"/>
          <table:covered-table-cell table:style-name="ce64"/>
          <table:covered-table-cell table:style-name="ce44"/>
          <table:covered-table-cell table:style-name="ce57"/>
          <table:covered-table-cell table:style-name="ce64" table:number-columns-repeated="2"/>
          <table:covered-table-cell table:style-name="ce44"/>
          <table:covered-table-cell table:style-name="ce53" table:number-columns-repeated="2"/>
          <table:covered-table-cell table:style-name="ce57"/>
          <table:covered-table-cell table:style-name="ce64" table:number-columns-repeated="2"/>
          <table:covered-table-cell table:style-name="ce44"/>
          <table:covered-table-cell table:style-name="ce57"/>
          <table:covered-table-cell table:style-name="ce64" table:number-columns-repeated="2"/>
          <table:covered-table-cell table:style-name="ce76"/>
          <table:covered-table-cell table:style-name="ce86"/>
          <table:covered-table-cell table:style-name="ce94"/>
          <table:covered-table-cell table:style-name="ce93"/>
          <table:covered-table-cell table:style-name="ce101"/>
          <table:table-cell table:style-name="ce106" table:number-columns-repeated="824"/>
        </table:table-row>
        <table:table-row table:style-name="ro1">
          <table:covered-table-cell table:style-name="ce5"/>
          <table:covered-table-cell table:style-name="ce19"/>
          <table:table-cell table:style-name="ce30"/>
          <table:table-cell ns41:value-type="string" table:style-name="ce35"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5"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54" office:value-type="string">
            <text:p>V</text:p>
          </table:table-cell>
          <table:table-cell ns41:value-type="string" table:style-name="ce54" office:value-type="string">
            <text:p>M</text:p>
          </table:table-cell>
          <table:table-cell ns41:value-type="string" table:style-name="ce54" office:value-type="string">
            <text:p>*</text:p>
          </table:table-cell>
          <table:table-cell ns41:value-type="string" table:style-name="ce54" office:value-type="string">
            <text:p>V</text:p>
          </table:table-cell>
          <table:table-cell ns41:value-type="string" table:style-name="ce54" office:value-type="string">
            <text:p>*</text:p>
          </table:table-cell>
          <table:table-cell ns41:value-type="string" table:style-name="ce54" office:value-type="string">
            <text:p>M</text:p>
          </table:table-cell>
          <table:table-cell ns41:value-type="string" table:style-name="ce73" office:value-type="string">
            <text:p>*</text:p>
          </table:table-cell>
          <table:table-cell ns41:value-type="string" table:style-name="ce54" office:value-type="string">
            <text:p>V</text:p>
          </table:table-cell>
          <table:table-cell ns41:value-type="string" table:style-name="ce77" office:value-type="string">
            <text:p>*</text:p>
          </table:table-cell>
          <table:covered-table-cell table:style-name="ce87"/>
          <table:covered-table-cell table:style-name="ce95" table:number-columns-repeated="2"/>
          <table:covered-table-cell table:style-name="ce102"/>
          <table:table-cell table:style-name="ce30" table:number-columns-repeated="824"/>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69"/>
          <table:table-cell table:style-name="ce66" table:number-columns-repeated="14"/>
          <table:table-cell table:style-name="ce46" table:number-columns-repeated="72"/>
          <table:table-cell table:style-name="ce66" table:number-columns-repeated="11"/>
          <table:table-cell table:style-name="ce46" table:number-columns-repeated="25"/>
          <table:table-cell table:style-name="ce20"/>
          <table:table-cell ns41:value-type="string" table:style-name="ce89" office:value-type="string">
            <text:p>VT_1889</text:p>
          </table:table-cell>
          <table:table-cell ns41:value-type="string" table:style-name="ce96" office:value-type="string">
            <text:p>07_H7</text:p>
          </table:table-cell>
          <table:table-cell ns41:value-type="string" table:style-name="ce96" office:value-type="string">
            <text:p>436, 437, 440, 441, 444, 445</text:p>
          </table:table-cell>
          <table:table-cell ns41:value-type="string" table:style-name="ce103" office:value-type="string">
            <text:p>260433, 260435, 260437</text:p>
          </table:table-cell>
          <table:table-cell table:number-columns-repeated="824"/>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98"/>
          <table:table-cell ns41:value-type="float" office:value="1" office:value-type="float">
            <text:p>1</text:p>
          </table:table-cell>
          <table:table-cell table:number-columns-repeated="47"/>
          <table:table-cell ns41:value-type="float" office:value="1" office:value-type="float">
            <text:p>1</text:p>
          </table:table-cell>
          <table:table-cell table:number-columns-repeated="4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table-cell table:style-name="TL Data"/>
          <table:table-cell table:style-name="TL Data" table:number-columns-repeated="53"/>
          <table:table-cell ns41:value-type="float" office:value="1" office:value-type="float">
            <text:p>1</text:p>
          </table:table-cell>
          <table:table-cell table:number-columns-repeated="28"/>
          <table:table-cell table:style-name="ce55"/>
          <table:table-cell table:number-columns-repeated="26"/>
          <table:table-cell ns41:value-type="float" office:value="1" office:value-type="float">
            <text:p>1</text:p>
          </table:table-cell>
          <table:table-cell table:number-columns-repeated="55"/>
          <table:table-cell table:style-name="ce55" table:number-columns-repeated="2"/>
          <table:table-cell table:number-columns-repeated="2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96"/>
          <table:table-cell ns41:value-type="float" office:value="1" office:value-type="float">
            <text:p>1</text:p>
          </table:table-cell>
          <table:table-cell table:number-columns-repeated="23"/>
          <table:table-cell ns41:value-type="float" office:value="1" office:value-type="float">
            <text:p>1</text:p>
          </table:table-cell>
          <table:table-cell table:number-columns-repeated="43"/>
          <table:table-cell ns41:value-type="float" office:value="1" office:value-type="float">
            <text:p>1</text:p>
          </table:table-cell>
          <table:table-cell table:number-columns-repeated="2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65"/>
          <table:table-cell ns41:value-type="float" office:value="1" office:value-type="float">
            <text:p>1</text:p>
          </table:table-cell>
          <table:table-cell table:number-columns-repeated="8"/>
          <table:table-cell ns41:value-type="float" office:value="1" office:value-type="float">
            <text:p>1</text:p>
          </table:table-cell>
          <table:table-cell table:number-columns-repeated="16"/>
          <table:table-cell ns41:value-type="float" office:value="1" office:value-type="float">
            <text:p>1</text:p>
          </table:table-cell>
          <table:table-cell table:number-columns-repeated="21"/>
          <table:table-cell ns41:value-type="float" office:value="1" office:value-type="float">
            <text:p>1</text:p>
          </table:table-cell>
          <table:table-cell table:number-columns-repeated="57"/>
          <table:table-cell ns41:value-type="float" office:value="1" office:value-type="float">
            <text:p>1</text:p>
          </table:table-cell>
          <table:table-cell table:number-columns-repeated="19"/>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54"/>
          <table:table-cell ns41:value-type="float" office:value="1" office:value-type="float">
            <text:p>1</text:p>
          </table:table-cell>
          <table:table-cell ns41:value-type="float" office:value="2" office:value-type="float">
            <text:p>2</text:p>
          </table:table-cell>
          <table:table-cell table:number-columns-repeated="29"/>
          <table:table-cell ns41:value-type="float" office:value="2" office:value-type="float">
            <text:p>2</text:p>
          </table:table-cell>
          <table:table-cell table:number-columns-repeated="61"/>
          <table:table-cell ns41:value-type="float" office:value="1" office:value-type="float">
            <text:p>1</text:p>
          </table:table-cell>
          <table:table-cell table:number-columns-repeated="4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64"/>
          <table:table-cell ns41:value-type="float" office:value="1" office:value-type="float">
            <text:p>1</text:p>
          </table:table-cell>
          <table:table-cell table:number-columns-repeated="42"/>
          <table:table-cell ns41:value-type="float" office:value="1" table:number-columns-repeated="3" office:value-type="float">
            <text:p>1</text:p>
          </table:table-cell>
          <table:table-cell/>
          <table:table-cell ns41:value-type="float" office:value="1" office:value-type="float">
            <text:p>1</text:p>
          </table:table-cell>
          <table:table-cell table:number-columns-repeated="6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81"/>
          <table:table-cell ns41:value-type="float" office:value="1" office:value-type="float">
            <text:p>1</text:p>
          </table:table-cell>
          <table:table-cell table:number-columns-repeated="41"/>
          <table:table-cell ns41:value-type="float" office:value="1" office:value-type="float">
            <text:p>1</text:p>
          </table:table-cell>
          <table:table-cell table:number-columns-repeated="67"/>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117"/>
          <table:table-cell ns41:value-type="float" office:value="1" office:value-type="float">
            <text:p>1</text:p>
          </table:table-cell>
          <table:table-cell table:number-columns-repeated="9"/>
          <table:table-cell ns41:value-type="float" office:value="1" office:value-type="float">
            <text:p>1</text:p>
          </table:table-cell>
          <table:table-cell table:number-columns-repeated="19"/>
          <table:table-cell ns41:value-type="float" office:value="1" office:value-type="float">
            <text:p>1</text:p>
          </table:table-cell>
          <table:table-cell table:number-columns-repeated="4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80"/>
          <table:table-cell ns41:value-type="float" office:value="1" office:value-type="float">
            <text:p>1</text:p>
          </table:table-cell>
          <table:table-cell table:number-columns-repeated="68"/>
          <table:table-cell ns41:value-type="float" office:value="1" office:value-type="float">
            <text:p>1</text:p>
          </table:table-cell>
          <table:table-cell table:number-columns-repeated="4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186"/>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2"/>
          <table:table-cell ns41:value-type="float" office:value="1" office:value-type="float">
            <text:p>1</text:p>
          </table:table-cell>
          <table:table-cell table:number-columns-repeated="13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86"/>
          <table:table-cell ns41:value-type="float" office:value="1" office:value-type="float">
            <text:p>1</text:p>
          </table:table-cell>
          <table:table-cell table:number-columns-repeated="32"/>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31"/>
          <table:table-cell ns41:value-type="float" office:value="1" table:number-columns-repeated="2" office:value-type="float">
            <text:p>1</text:p>
          </table:table-cell>
          <table:table-cell table:number-columns-repeated="27"/>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83"/>
          <table:table-cell ns41:value-type="float" office:value="1" office:value-type="float">
            <text:p>1</text:p>
          </table:table-cell>
          <table:table-cell table:number-columns-repeated="29"/>
          <table:table-cell ns41:value-type="float" office:value="1" office:value-type="float">
            <text:p>1</text:p>
          </table:table-cell>
          <table:table-cell table:number-columns-repeated="74"/>
          <table:table-cell ns41:value-type="float" office:value="1" office:value-type="float">
            <text:p>1</text:p>
          </table:table-cell>
          <table:table-cell table:number-columns-repeated="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185"/>
          <table:table-cell ns41:value-type="float" office:value="3" office:value-type="float">
            <text:p>3</text:p>
          </table:table-cell>
          <table:table-cell ns41:value-type="float" office:value="1" office:value-type="float">
            <text:p>1</text:p>
          </table:table-cell>
          <table:table-cell/>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63"/>
          <table:table-cell ns41:value-type="float" office:value="1" table:number-columns-repeated="2" office:value-type="float">
            <text:p>1</text:p>
          </table:table-cell>
          <table:table-cell table:number-columns-repeated="123"/>
          <table:table-cell ns41:value-type="float" office:value="1" office:value-type="float">
            <text:p>1</text:p>
          </table:table-cell>
          <table:table-cell table:number-columns-repeated="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style-name="TL Data" table:number-columns-repeated="28"/>
          <table:table-cell ns41:value-type="float" office:value="1" table:number-columns-repeated="2" office:value-type="float">
            <text:p>1</text:p>
          </table:table-cell>
          <table:table-cell table:number-columns-repeated="5"/>
          <table:table-cell ns41:value-type="float" office:value="1" table:number-columns-repeated="2" office:value-type="float">
            <text:p>1</text:p>
          </table:table-cell>
          <table:table-cell table:number-columns-repeated="9"/>
          <table:table-cell ns41:value-type="float" office:value="1" table:number-columns-repeated="2" office:value-type="float">
            <text:p>1</text:p>
          </table:table-cell>
          <table:table-cell table:number-columns-repeated="33"/>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10"/>
          <table:table-cell ns41:value-type="float" office:value="1" office:value-type="float">
            <text:p>1</text:p>
          </table:table-cell>
          <table:table-cell table:number-columns-repeated="8"/>
          <table:table-cell ns41:value-type="float" office:value="1" table:number-columns-repeated="2" office:value-type="float">
            <text:p>1</text:p>
          </table:table-cell>
          <table:table-cell table:number-columns-repeated="14"/>
          <table:table-cell ns41:value-type="float" office:value="1" table:number-columns-repeated="2" office:value-type="float">
            <text:p>1</text:p>
          </table:table-cell>
          <table:table-cell table:number-columns-repeated="20"/>
          <table:table-cell ns41:value-type="float" office:value="1" office:value-type="float">
            <text:p>1</text:p>
          </table:table-cell>
          <table:table-cell table:number-columns-repeated="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2"/>
          <table:table-cell ns41:value-type="float" office:value="1" table:style-name="TL Data" table:number-columns-repeated="4"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34"/>
          <table:table-cell ns41:value-type="float" office:value="1" office:value-type="float">
            <text:p>1</text:p>
          </table:table-cell>
          <table:table-cell table:number-columns-repeated="37"/>
          <table:table-cell ns41:value-type="float" office:value="1" office:value-type="float">
            <text:p>1</text:p>
          </table:table-cell>
          <table:table-cell table:number-columns-repeated="29"/>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7"/>
          <table:table-cell ns41:value-type="float" office:value="1" table:number-columns-repeated="2" office:value-type="float">
            <text:p>1</text:p>
          </table:table-cell>
          <table:table-cell table:number-columns-repeated="45"/>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2"/>
          <table:table-cell ns41:value-type="float" office:value="2" table:style-name="TL Data" table:number-columns-repeated="2" office:value-type="float">
            <text:p>2</text:p>
          </table:table-cell>
          <table:table-cell table:style-name="TL Data" table:number-columns-repeated="5"/>
          <table:table-cell ns41:value-type="float" table:style-name="TL Data" office:value="1" office:value-type="float">
            <text:p>1</text:p>
          </table:table-cell>
          <table:table-cell table:style-name="TL Data" table:number-columns-repeated="76"/>
          <table:table-cell ns41:value-type="float" office:value="1" table:number-columns-repeated="2" office:value-type="float">
            <text:p>1</text:p>
          </table:table-cell>
          <table:table-cell table:number-columns-repeated="88"/>
          <table:table-cell ns41:value-type="float" office:value="1" table:number-columns-repeated="4" office:value-type="float">
            <text:p>1</text:p>
          </table:table-cell>
          <table:table-cell table:number-columns-repeated="1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28"/>
          <table:table-cell ns41:value-type="float" office:value="1" table:style-name="TL Data" table:number-columns-repeated="2" office:value-type="float">
            <text:p>1</text:p>
          </table:table-cell>
          <table:table-cell table:style-name="TL Data" table:number-columns-repeated="51"/>
          <table:table-cell ns41:value-type="float" office:value="1" table:number-columns-repeated="2" office:value-type="float">
            <text:p>1</text:p>
          </table:table-cell>
          <table:table-cell table:number-columns-repeated="103"/>
          <table:table-cell ns41:value-type="float" office:value="1" table:number-columns-repeated="2" office:value-type="float">
            <text:p>1</text:p>
          </table:table-cell>
          <table:table-cell table:number-columns-repeated="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9"/>
          <table:table-cell ns41:value-type="float" office:value="1" table:style-name="TL Data" table:number-columns-repeated="2"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92"/>
          <table:table-cell ns41:value-type="float" office:value="1" table:number-columns-repeated="2" office:value-type="float">
            <text:p>1</text:p>
          </table:table-cell>
          <table:table-cell table:number-columns-repeated="9"/>
          <table:table-cell ns41:value-type="float" office:value="1" table:number-columns-repeated="2" office:value-type="float">
            <text:p>1</text:p>
          </table:table-cell>
          <table:table-cell table:number-columns-repeated="14"/>
          <table:table-cell ns41:value-type="float" office:value="1" office:value-type="float">
            <text:p>1</text:p>
          </table:table-cell>
          <table:table-cell table:number-columns-repeated="2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123"/>
          <table:table-cell ns41:value-type="float" office:value="1" table:number-columns-repeated="2" office:value-type="float">
            <text:p>1</text:p>
          </table:table-cell>
          <table:table-cell table:number-columns-repeated="66"/>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28"/>
          <table:table-cell ns41:value-type="float" table:style-name="TL Data" office:value="1" office:value-type="float">
            <text:p>1</text:p>
          </table:table-cell>
          <table:table-cell table:style-name="TL Data" table:number-columns-repeated="40"/>
          <table:table-cell ns41:value-type="float" office:value="1" table:number-columns-repeated="2" office:value-type="float">
            <text:p>1</text:p>
          </table:table-cell>
          <table:table-cell table:number-columns-repeated="24"/>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5"/>
          <table:table-cell ns41:value-type="float" office:value="1" table:number-columns-repeated="2" office:value-type="float">
            <text:p>1</text:p>
          </table:table-cell>
          <table:table-cell table:number-columns-repeated="48"/>
          <table:table-cell ns41:value-type="float" office:value="1" table:number-columns-repeated="2" office:value-type="float">
            <text:p>1</text:p>
          </table:table-cell>
          <table:table-cell table:number-columns-repeated="11"/>
          <table:table-cell ns41:value-type="float" office:value="1" table:number-columns-repeated="2" office:value-type="float">
            <text:p>1</text:p>
          </table:table-cell>
          <table:table-cell table:number-columns-repeated="1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30"/>
          <table:table-cell ns41:value-type="float" table:style-name="TL Data" office:value="1" office:value-type="float">
            <text:p>1</text:p>
          </table:table-cell>
          <table:table-cell table:style-name="TL Data" table:number-columns-repeated="19"/>
          <table:table-cell ns41:value-type="float" office:value="1" table:style-name="TL Data" table:number-columns-repeated="2" office:value-type="float">
            <text:p>1</text:p>
          </table:table-cell>
          <table:table-cell table:style-name="TL Data" table:number-columns-repeated="45"/>
          <table:table-cell ns41:value-type="float" office:value="1" table:number-columns-repeated="2" office:value-type="float">
            <text:p>1</text:p>
          </table:table-cell>
          <table:table-cell table:number-columns-repeated="7"/>
          <table:table-cell ns41:value-type="float" office:value="1" table:number-columns-repeated="2" office:value-type="float">
            <text:p>1</text:p>
          </table:table-cell>
          <table:table-cell table:number-columns-repeated="31"/>
          <table:table-cell ns41:value-type="float" office:value="1" table:number-columns-repeated="2" office:value-type="float">
            <text:p>1</text:p>
          </table:table-cell>
          <table:table-cell table:number-columns-repeated="30"/>
          <table:table-cell ns41:value-type="float" office:value="1" office:value-type="float">
            <text:p>1</text:p>
          </table:table-cell>
          <table:table-cell table:number-columns-repeated="19"/>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50"/>
          <table:table-cell ns41:value-type="float" office:value="1" table:style-name="TL Data" table:number-columns-repeated="2" office:value-type="float">
            <text:p>1</text:p>
          </table:table-cell>
          <table:table-cell table:style-name="TL Data" table:number-columns-repeated="69"/>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9"/>
          <table:table-cell ns41:value-type="float" office:value="1" office:value-type="float">
            <text:p>1</text:p>
          </table:table-cell>
          <table:table-cell table:number-columns-repeated="13"/>
          <table:table-cell ns41:value-type="float" office:value="1" office:value-type="float">
            <text:p>1</text:p>
          </table:table-cell>
          <table:table-cell ns41:value-type="float" table:style-name="ce21"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45"/>
          <table:table-cell ns41:value-type="float" office:value="1" table:style-name="TL Data" table:number-columns-repeated="2" office:value-type="float">
            <text:p>1</text:p>
          </table:table-cell>
          <table:table-cell table:style-name="TL Data" table:number-columns-repeated="100"/>
          <table:table-cell ns41:value-type="float" office:value="1" table:number-columns-repeated="2" office:value-type="float">
            <text:p>1</text:p>
          </table:table-cell>
          <table:table-cell table:number-columns-repeated="4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83"/>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28"/>
          <table:table-cell ns41:value-type="float" office:value="1" table:number-columns-repeated="2" office:value-type="float">
            <text:p>1</text:p>
          </table:table-cell>
          <table:table-cell table:number-columns-repeated="34"/>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81"/>
          <table:table-cell ns41:value-type="float" office:value="1" table:number-columns-repeated="2" office:value-type="float">
            <text:p>1</text:p>
          </table:table-cell>
          <table:table-cell table:number-columns-repeated="97"/>
          <table:table-cell ns41:value-type="float" office:value="1" office:value-type="float">
            <text:p>1</text:p>
          </table:table-cell>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154"/>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184"/>
          <table:table-cell ns41:value-type="float" office:value="1" office:value-type="float">
            <text:p>1</text:p>
          </table:table-cell>
          <table:table-cell table:number-columns-repeated="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0"/>
          <table:table-cell ns41:value-type="float" office:value="1" table:style-name="TL Data" table:number-columns-repeated="2" office:value-type="float">
            <text:p>1</text:p>
          </table:table-cell>
          <table:table-cell table:style-name="TL Data" table:number-columns-repeated="39"/>
          <table:table-cell ns41:value-type="float" office:value="1" office:value-type="float">
            <text:p>1</text:p>
          </table:table-cell>
          <table:table-cell table:number-columns-repeated="83"/>
          <table:table-cell ns41:value-type="float" office:value="1" table:number-columns-repeated="2" office:value-type="float">
            <text:p>1</text:p>
          </table:table-cell>
          <table:table-cell table:number-columns-repeated="35"/>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57"/>
          <table:table-cell ns41:value-type="float" office:value="1" table:number-columns-repeated="2" office:value-type="float">
            <text:p>1</text:p>
          </table:table-cell>
          <table:table-cell table:number-columns-repeated="125"/>
          <table:table-cell ns41:value-type="float" office:value="1" office:value-type="float">
            <text:p>1</text:p>
          </table:table-cell>
          <table:table-cell ns41:value-type="float" table:style-name="ce21"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55"/>
          <table:table-cell ns41:value-type="float" office:value="1" office:value-type="float">
            <text:p>1</text:p>
          </table:table-cell>
          <table:table-cell table:number-columns-repeated="77"/>
          <table:table-cell ns41:value-type="float" office:value="1" table:number-columns-repeated="2" office:value-type="float">
            <text:p>1</text:p>
          </table:table-cell>
          <table:table-cell table:number-columns-repeated="12"/>
          <table:table-cell ns41:value-type="float" office:value="1" table:number-columns-repeated="2" office:value-type="float">
            <text:p>1</text:p>
          </table:table-cell>
          <table:table-cell table:number-columns-repeated="4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58"/>
          <table:table-cell ns41:value-type="float" office:value="1" table:number-columns-repeated="2" office:value-type="float">
            <text:p>1</text:p>
          </table:table-cell>
          <table:table-cell table:number-columns-repeated="13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163"/>
          <table:table-cell ns41:value-type="float" office:value="1" table:number-columns-repeated="2" office:value-type="float">
            <text:p>1</text:p>
          </table:table-cell>
          <table:table-cell table:number-columns-repeated="2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171"/>
          <table:table-cell ns41:value-type="float" office:value="1" table:number-columns-repeated="2" office:value-type="float">
            <text:p>1</text:p>
          </table:table-cell>
          <table:table-cell table:number-columns-repeated="1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21"/>
          <table:table-cell ns41:value-type="float" office:value="1" table:style-name="TL Data" table:number-columns-repeated="2" office:value-type="float">
            <text:p>1</text:p>
          </table:table-cell>
          <table:table-cell table:style-name="TL Data" table:number-columns-repeated="48"/>
          <table:table-cell ns41:value-type="float" office:value="1" table:number-columns-repeated="2" office:value-type="float">
            <text:p>1</text:p>
          </table:table-cell>
          <table:table-cell table:number-columns-repeated="11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115"/>
          <table:table-cell ns41:value-type="float" office:value="1" table:number-columns-repeated="2" office:value-type="float">
            <text:p>1</text:p>
          </table:table-cell>
          <table:table-cell table:number-columns-repeated="50"/>
          <table:table-cell ns41:value-type="float" office:value="1" table:number-columns-repeated="2" office:value-type="float">
            <text:p>1</text:p>
          </table:table-cell>
          <table:table-cell table:number-columns-repeated="16"/>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55"/>
          <table:table-cell ns41:value-type="float" office:value="2" office:value-type="float">
            <text:p>2</text:p>
          </table:table-cell>
          <table:table-cell ns41:value-type="float" office:value="1" office:value-type="float">
            <text:p>1</text:p>
          </table:table-cell>
          <table:table-cell table:number-columns-repeated="98"/>
          <table:table-cell ns41:value-type="float" office:value="1" table:number-columns-repeated="2" office:value-type="float">
            <text:p>1</text:p>
          </table:table-cell>
          <table:table-cell table:number-columns-repeated="34"/>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171"/>
          <table:table-cell ns41:value-type="float" office:value="1" table:number-columns-repeated="2" office:value-type="float">
            <text:p>1</text:p>
          </table:table-cell>
          <table:table-cell table:number-columns-repeated="1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31"/>
          <table:table-cell ns41:value-type="float" office:value="1" office:value-type="float">
            <text:p>1</text:p>
          </table:table-cell>
          <table:table-cell table:number-columns-repeated="12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19"/>
          <table:table-cell ns41:value-type="float" office:value="1" table:style-name="TL Data" table:number-columns-repeated="2" office:value-type="float">
            <text:p>1</text:p>
          </table:table-cell>
          <table:table-cell table:style-name="TL Data" table:number-columns-repeated="40"/>
          <table:table-cell ns41:value-type="float" office:value="1" table:number-columns-repeated="2" office:value-type="float">
            <text:p>1</text:p>
          </table:table-cell>
          <table:table-cell table:number-columns-repeated="9"/>
          <table:table-cell ns41:value-type="float" office:value="1" table:number-columns-repeated="2" office:value-type="float">
            <text:p>1</text:p>
          </table:table-cell>
          <table:table-cell table:number-columns-repeated="11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86"/>
          <table:table-cell ns41:value-type="float" office:value="1" table:number-columns-repeated="2" office:value-type="float">
            <text:p>1</text:p>
          </table:table-cell>
          <table:table-cell table:number-columns-repeated="61"/>
          <table:table-cell ns41:value-type="float" office:value="1" office:value-type="float">
            <text:p>1</text:p>
          </table:table-cell>
          <table:table-cell table:number-columns-repeated="4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119"/>
          <table:table-cell ns41:value-type="float" office:value="1" table:number-columns-repeated="2" office:value-type="float">
            <text:p>1</text:p>
          </table:table-cell>
          <table:table-cell table:number-columns-repeated="70"/>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32"/>
          <table:table-cell ns41:value-type="float" table:style-name="TL Data" office:value="1" office:value-type="float">
            <text:p>1</text:p>
          </table:table-cell>
          <table:table-cell table:style-name="TL Data" table:number-columns-repeated="15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119"/>
          <table:table-cell ns41:value-type="float" office:value="1" table:number-columns-repeated="2" office:value-type="float">
            <text:p>1</text:p>
          </table:table-cell>
          <table:table-cell table:number-columns-repeated="70"/>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61"/>
          <table:table-cell ns41:value-type="float" office:value="1" office:value-type="float">
            <text:p>1</text:p>
          </table:table-cell>
          <table:table-cell table:number-columns-repeated="89"/>
          <table:table-cell ns41:value-type="float" office:value="1" table:number-columns-repeated="2" office:value-type="float">
            <text:p>1</text:p>
          </table:table-cell>
          <table:table-cell table:number-columns-repeated="3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30"/>
          <table:table-cell ns41:value-type="float" table:style-name="TL Data" office:value="1" office:value-type="float">
            <text:p>1</text:p>
          </table:table-cell>
          <table:table-cell table:style-name="TL Data" table:number-columns-repeated="72"/>
          <table:table-cell ns41:value-type="float" office:value="1" table:number-columns-repeated="2" office:value-type="float">
            <text:p>1</text:p>
          </table:table-cell>
          <table:table-cell table:number-columns-repeated="46"/>
          <table:table-cell ns41:value-type="float" office:value="1" office:value-type="float">
            <text:p>1</text:p>
          </table:table-cell>
          <table:table-cell table:number-columns-repeated="39"/>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167"/>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15"/>
          <table:table-cell ns41:value-type="float" office:value="1" office:value-type="float">
            <text:p>1</text:p>
          </table:table-cell>
          <table:table-cell table:number-columns-repeated="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190"/>
          <table:table-cell ns41:value-type="float" office:value="1" office:value-type="float">
            <text:p>1</text:p>
          </table:table-cell>
          <table:table-cell ns41:value-type="float" table:style-name="ce21" office:value="1" office:value-type="float">
            <text:p>1</text:p>
          </table:table-cell>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6, 437, 440, 441, 444, 445</text:p>
          </table:table-cell>
          <table:table-cell ns41:value-type="string" table:style-name="ce104" office:value-type="string">
            <text:p>260433, 260435, 260437</text:p>
          </table:table-cell>
          <table:table-cell table:number-columns-repeated="824"/>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33"/>
          <table:table-cell ns41:value-type="float" office:value="1" table:style-name="TL Data" table:number-columns-repeated="2" office:value-type="float">
            <text:p>1</text:p>
          </table:table-cell>
          <table:table-cell table:style-name="TL Data" table:number-columns-repeated="47"/>
          <table:table-cell ns41:value-type="float" office:value="1" table:number-columns-repeated="2" office:value-type="float">
            <text:p>1</text:p>
          </table:table-cell>
          <table:table-cell table:number-columns-repeated="10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165"/>
          <table:table-cell ns41:value-type="float" office:value="1" office:value-type="float">
            <text:p>1</text:p>
          </table:table-cell>
          <table:table-cell table:number-columns-repeated="25"/>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4"/>
          <table:table-cell ns41:value-type="float" office:value="1" table:style-name="TL Data" table:number-columns-repeated="2" office:value-type="float">
            <text:p>1</text:p>
          </table:table-cell>
          <table:table-cell table:style-name="TL Data" table:number-columns-repeated="177"/>
          <table:table-cell ns41:value-type="float" office:value="1" table:number-columns-repeated="3" office:value-type="float">
            <text:p>1</text:p>
          </table:table-cell>
          <table:table-cell table:number-columns-repeated="5"/>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25"/>
          <table:table-cell ns41:value-type="float" office:value="1" table:style-name="TL Data" table:number-columns-repeated="2" office:value-type="float">
            <text:p>1</text:p>
          </table:table-cell>
          <table:table-cell table:style-name="TL Data" table:number-columns-repeated="164"/>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16"/>
          <table:table-cell ns41:value-type="float" office:value="1" office:value-type="float">
            <text:p>1</text:p>
          </table:table-cell>
          <table:table-cell table:number-columns-repeated="74"/>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57"/>
          <table:table-cell ns41:value-type="float" office:value="1" office:value-type="float">
            <text:p>1</text:p>
          </table:table-cell>
          <table:table-cell table:number-columns-repeated="4"/>
          <table:table-cell ns41:value-type="float" office:value="1" office:value-type="float">
            <text:p>1</text:p>
          </table:table-cell>
          <table:table-cell table:number-columns-repeated="12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109"/>
          <table:table-cell ns41:value-type="float" office:value="1" table:number-columns-repeated="2" office:value-type="float">
            <text:p>1</text:p>
          </table:table-cell>
          <table:table-cell table:number-columns-repeated="48"/>
          <table:table-cell ns41:value-type="float" office:value="1" office:value-type="float">
            <text:p>1</text:p>
          </table:table-cell>
          <table:table-cell table:number-columns-repeated="7"/>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156"/>
          <table:table-cell ns41:value-type="float" office:value="1" office:value-type="float">
            <text:p>1</text:p>
          </table:table-cell>
          <table:table-cell table:number-columns-repeated="14"/>
          <table:table-cell ns41:value-type="float" office:value="1" table:number-columns-repeated="2" office:value-type="float">
            <text:p>1</text:p>
          </table:table-cell>
          <table:table-cell table:number-columns-repeated="9"/>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158"/>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18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190"/>
          <table:table-cell ns41:value-type="float" office:value="1" office:value-type="float">
            <text:p>1</text:p>
          </table:table-cell>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11"/>
          <table:table-cell ns41:value-type="float" office:value="1" table:style-name="TL Data" table:number-columns-repeated="2" office:value-type="float">
            <text:p>1</text:p>
          </table:table-cell>
          <table:table-cell table:style-name="TL Data" table:number-columns-repeated="136"/>
          <table:table-cell ns41:value-type="float" office:value="1" office:value-type="float">
            <text:p>1</text:p>
          </table:table-cell>
          <table:table-cell table:number-columns-repeated="4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16"/>
          <table:table-cell ns41:value-type="float" office:value="1" table:style-name="TL Data" table:number-columns-repeated="2" office:value-type="float">
            <text:p>1</text:p>
          </table:table-cell>
          <table:table-cell table:style-name="TL Data" table:number-columns-repeated="173"/>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93"/>
          <table:table-cell ns41:value-type="float" office:value="1" table:number-columns-repeated="2" office:value-type="float">
            <text:p>1</text:p>
          </table:table-cell>
          <table:table-cell table:number-columns-repeated="30"/>
          <table:table-cell ns41:value-type="float" office:value="1" table:number-columns-repeated="2" office:value-type="float">
            <text:p>1</text:p>
          </table:table-cell>
          <table:table-cell table:number-columns-repeated="61"/>
          <table:table-cell ns41:value-type="float" office:value="1" office:value-type="float">
            <text:p>1</text:p>
          </table:table-cell>
          <table:table-cell table:number-columns-repeated="2"/>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115"/>
          <table:table-cell ns41:value-type="float" office:value="1" office:value-type="float">
            <text:p>1</text:p>
          </table:table-cell>
          <table:table-cell table:number-columns-repeated="75"/>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5">
          <table:table-cell ns41:value-type="string" table:number-rows-spanned="1" table:style-name="TL RowHeader" table:number-columns-spanned="2" office:value-type="string">
            <text:p>Onbekend</text:p>
          </table:table-cell>
          <table:covered-table-cell table:style-name="ce22"/>
          <table:table-cell/>
          <table:table-cell table:style-name="TL Data"/>
          <table:table-cell table:style-name="TL Data" table:number-columns-repeated="191"/>
          <table:table-cell table:style-name="ce21"/>
          <table:table-cell ns41:value-type="string" table:style-name="ce90" office:value-type="string">
            <text:p>VT_1889</text:p>
          </table:table-cell>
          <table:table-cell ns41:value-type="string" table:style-name="ce97" office:value-type="string">
            <text:p>07_H7</text:p>
          </table:table-cell>
          <table:table-cell ns41:value-type="string" table:style-name="ce97" office:value-type="string">
            <text:p>438, 439, 442, 443, 446, 447</text:p>
          </table:table-cell>
          <table:table-cell ns41:value-type="string" table:style-name="ce104" office:value-type="string">
            <text:p>260434, 260436, 260438</text:p>
          </table:table-cell>
          <table:table-cell table:number-columns-repeated="824"/>
        </table:table-row>
        <table:table-row table:style-name="ro6">
          <table:table-cell ns41:value-type="string" table:number-rows-spanned="1" table:style-name="ce9" table:number-columns-spanned="2" office:value-type="string">
            <text:p>Totaal</text:p>
          </table:table-cell>
          <table:covered-table-cell table:style-name="ce23"/>
          <table:table-cell/>
          <table:table-cell ns41:value-type="float" table:style-name="ce36" office:value="1" office:value-type="float">
            <text:p>1</text:p>
          </table:table-cell>
          <table:table-cell ns41:value-type="float" table:style-name="ce47" office:value="1" office:value-type="float">
            <text:p>1</text:p>
          </table:table-cell>
          <table:table-cell table:style-name="ce47"/>
          <table:table-cell ns41:value-type="float" table:style-name="ce47" office:value="11" office:value-type="float">
            <text:p>11</text:p>
          </table:table-cell>
          <table:table-cell ns41:value-type="float" table:style-name="ce47" office:value="6" office:value-type="float">
            <text:p>6</text:p>
          </table:table-cell>
          <table:table-cell ns41:value-type="float" table:style-name="ce47" office:value="11" office:value-type="float">
            <text:p>11</text:p>
          </table:table-cell>
          <table:table-cell ns41:value-type="float" table:style-name="ce47" office:value="7" office:value-type="float">
            <text:p>7</text:p>
          </table:table-cell>
          <table:table-cell table:style-name="ce47"/>
          <table:table-cell ns41:value-type="float" office:value="2" table:style-name="ce47" table:number-columns-repeated="2" office:value-type="float">
            <text:p>2</text:p>
          </table:table-cell>
          <table:table-cell ns41:value-type="float" table:style-name="ce47" office:value="3" office:value-type="float">
            <text:p>3</text:p>
          </table:table-cell>
          <table:table-cell ns41:value-type="float" office:value="1" table:style-name="ce47" table:number-columns-repeated="8"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ns41:value-type="float" table:style-name="ce47" office:value="1" office:value-type="float">
            <text:p>1</text:p>
          </table:table-cell>
          <table:table-cell table:style-name="ce47"/>
          <table:table-cell ns41:value-type="float" office:value="2" table:style-name="ce47" table:number-columns-repeated="2" office:value-type="float">
            <text:p>2</text:p>
          </table:table-cell>
          <table:table-cell table:style-name="ce47"/>
          <table:table-cell ns41:value-type="float" table:style-name="ce47" office:value="4" office:value-type="float">
            <text:p>4</text:p>
          </table:table-cell>
          <table:table-cell ns41:value-type="float" office:value="3" table:style-name="ce47" table:number-columns-repeated="2" office:value-type="float">
            <text:p>3</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2"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table:style-name="ce47" table:number-columns-repeated="2"/>
          <table:table-cell ns41:value-type="float" table:style-name="ce47" office:value="1" office:value-type="float">
            <text:p>1</text:p>
          </table:table-cell>
          <table:table-cell ns41:value-type="float" table:style-name="ce47" office:value="7" office:value-type="float">
            <text:p>7</text:p>
          </table:table-cell>
          <table:table-cell ns41:value-type="float" table:style-name="ce47" office:value="1" office:value-type="float">
            <text:p>1</text:p>
          </table:table-cell>
          <table:table-cell ns41:value-type="float" office:value="2" table:style-name="ce47" table:number-columns-repeated="3" office:value-type="float">
            <text:p>2</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3" office:value-type="float">
            <text:p>2</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3"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table:style-name="ce47"/>
          <table:table-cell ns41:value-type="float" table:style-name="ce47" office:value="1" office:value-type="float">
            <text:p>1</text:p>
          </table:table-cell>
          <table:table-cell table:style-name="ce47"/>
          <table:table-cell ns41:value-type="float" office:value="1" table:style-name="ce47" table:number-columns-repeated="4" office:value-type="float">
            <text:p>1</text:p>
          </table:table-cell>
          <table:table-cell ns41:value-type="float" office:value="2" table:style-name="ce47" table:number-columns-repeated="2" office:value-type="float">
            <text:p>2</text:p>
          </table:table-cell>
          <table:table-cell ns41:value-type="float" office:value="1" table:style-name="ce47" table:number-columns-repeated="2" office:value-type="float">
            <text:p>1</text:p>
          </table:table-cell>
          <table:table-cell table:style-name="ce47"/>
          <table:table-cell ns41:value-type="float" office:value="2" table:style-name="ce47" table:number-columns-repeated="3" office:value-type="float">
            <text:p>2</text:p>
          </table:table-cell>
          <table:table-cell ns41:value-type="float" office:value="1" table:style-name="ce47" table:number-columns-repeated="3" office:value-type="float">
            <text:p>1</text:p>
          </table:table-cell>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2" office:value-type="float">
            <text:p>2</text:p>
          </table:table-cell>
          <table:table-cell ns41:value-type="float" office:value="1" table:style-name="ce47" table:number-columns-repeated="6" office:value-type="float">
            <text:p>1</text:p>
          </table:table-cell>
          <table:table-cell table:style-name="ce47"/>
          <table:table-cell ns41:value-type="float" table:style-name="ce47" office:value="2" office:value-type="float">
            <text:p>2</text:p>
          </table:table-cell>
          <table:table-cell ns41:value-type="float" office:value="1" table:style-name="ce47" table:number-columns-repeated="3" office:value-type="float">
            <text:p>1</text:p>
          </table:table-cell>
          <table:table-cell table:style-name="ce47"/>
          <table:table-cell ns41:value-type="float" office:value="1" table:style-name="ce47" table:number-columns-repeated="4" office:value-type="float">
            <text:p>1</text:p>
          </table:table-cell>
          <table:table-cell table:style-name="ce47"/>
          <table:table-cell ns41:value-type="float" table:style-name="ce47" office:value="2" office:value-type="float">
            <text:p>2</text:p>
          </table:table-cell>
          <table:table-cell ns41:value-type="float" table:style-name="ce47" office:value="1" office:value-type="float">
            <text:p>1</text:p>
          </table:table-cell>
          <table:table-cell ns41:value-type="float" table:style-name="ce47" office:value="3" office:value-type="float">
            <text:p>3</text:p>
          </table:table-cell>
          <table:table-cell ns41:value-type="float" office:value="1" table:style-name="ce47" table:number-columns-repeated="4" office:value-type="float">
            <text:p>1</text:p>
          </table:table-cell>
          <table:table-cell table:style-name="ce47"/>
          <table:table-cell ns41:value-type="float" office:value="2" table:style-name="ce47" table:number-columns-repeated="4" office:value-type="float">
            <text:p>2</text:p>
          </table:table-cell>
          <table:table-cell ns41:value-type="float" table:style-name="ce47" office:value="7" office:value-type="float">
            <text:p>7</text:p>
          </table:table-cell>
          <table:table-cell ns41:value-type="float" table:style-name="ce47" office:value="5" office:value-type="float">
            <text:p>5</text:p>
          </table:table-cell>
          <table:table-cell ns41:value-type="float" table:style-name="ce47" office:value="4" office:value-type="float">
            <text:p>4</text:p>
          </table:table-cell>
          <table:table-cell ns41:value-type="float" table:style-name="ce47" office:value="3" office:value-type="float">
            <text:p>3</text:p>
          </table:table-cell>
          <table:table-cell ns41:value-type="float" table:style-name="ce47" office:value="2" office:value-type="float">
            <text:p>2</text:p>
          </table:table-cell>
          <table:table-cell table:style-name="ce47"/>
          <table:table-cell ns41:value-type="float" office:value="1" table:style-name="ce47" table:number-columns-repeated="2" office:value-type="float">
            <text:p>1</text:p>
          </table:table-cell>
          <table:table-cell table:style-name="ce47" table:number-columns-repeated="2"/>
          <table:table-cell ns41:value-type="float" office:value="2" table:style-name="ce47" table:number-columns-repeated="2" office:value-type="float">
            <text:p>2</text:p>
          </table:table-cell>
          <table:table-cell ns41:value-type="float" table:style-name="ce47" office:value="3" office:value-type="float">
            <text:p>3</text:p>
          </table:table-cell>
          <table:table-cell ns41:value-type="float" table:style-name="ce47" office:value="1" office:value-type="float">
            <text:p>1</text:p>
          </table:table-cell>
          <table:table-cell table:style-name="ce47" table:number-columns-repeated="2"/>
          <table:table-cell ns41:value-type="float" office:value="1" table:style-name="ce47" table:number-columns-repeated="2" office:value-type="float">
            <text:p>1</text:p>
          </table:table-cell>
          <table:table-cell table:style-name="ce47"/>
          <table:table-cell ns41:value-type="float" office:value="1" table:style-name="ce47" table:number-columns-repeated="2" office:value-type="float">
            <text:p>1</text:p>
          </table:table-cell>
          <table:table-cell ns41:value-type="float" office:value="2" table:style-name="ce47" table:number-columns-repeated="2" office:value-type="float">
            <text:p>2</text:p>
          </table:table-cell>
          <table:table-cell table:style-name="ce47"/>
          <table:table-cell ns41:value-type="float" table:style-name="ce47" office:value="4" office:value-type="float">
            <text:p>4</text:p>
          </table:table-cell>
          <table:table-cell ns41:value-type="float" table:style-name="ce47" office:value="2" office:value-type="float">
            <text:p>2</text:p>
          </table:table-cell>
          <table:table-cell ns41:value-type="float" table:style-name="ce47" office:value="4" office:value-type="float">
            <text:p>4</text:p>
          </table:table-cell>
          <table:table-cell table:style-name="ce47"/>
          <table:table-cell ns41:value-type="float" table:style-name="ce47" office:value="2" office:value-type="float">
            <text:p>2</text:p>
          </table:table-cell>
          <table:table-cell ns41:value-type="float" office:value="1" table:style-name="ce47" table:number-columns-repeated="3" office:value-type="float">
            <text:p>1</text:p>
          </table:table-cell>
          <table:table-cell ns41:value-type="float" office:value="3" table:style-name="ce47" table:number-columns-repeated="2" office:value-type="float">
            <text:p>3</text:p>
          </table:table-cell>
          <table:table-cell table:style-name="ce47"/>
          <table:table-cell ns41:value-type="float" office:value="1" table:style-name="ce47" table:number-columns-repeated="6" office:value-type="float">
            <text:p>1</text:p>
          </table:table-cell>
          <table:table-cell table:style-name="ce47"/>
          <table:table-cell ns41:value-type="float" table:style-name="ce47" office:value="2" office:value-type="float">
            <text:p>2</text:p>
          </table:table-cell>
          <table:table-cell/>
          <table:table-cell ns41:value-type="float" office:value="3" office:value-type="float">
            <text:p>3</text:p>
          </table:table-cell>
          <table:table-cell ns41:value-type="float" office:value="2" office:value-type="float">
            <text:p>2</text:p>
          </table:table-cell>
          <table:table-cell ns41:value-type="float" office:value="1" office:value-type="float">
            <text:p>1</text:p>
          </table:table-cell>
          <table:table-cell/>
          <table:table-cell ns41:value-type="float" office:value="6" office:value-type="float">
            <text:p>6</text:p>
          </table:table-cell>
          <table:table-cell ns41:value-type="float" office:value="4" office:value-type="float">
            <text:p>4</text:p>
          </table:table-cell>
          <table:table-cell ns41:value-type="float" office:value="1" table:number-columns-repeated="2" office:value-type="float">
            <text:p>1</text:p>
          </table:table-cell>
          <table:table-cell/>
          <table:table-cell ns41:value-type="float" office:value="2" office:value-type="float">
            <text:p>2</text:p>
          </table:table-cell>
          <table:table-cell ns41:value-type="float" office:value="1" table:number-columns-repeated="6" office:value-type="float">
            <text:p>1</text:p>
          </table:table-cell>
          <table:table-cell ns41:value-type="float" office:value="2" office:value-type="float">
            <text:p>2</text:p>
          </table:table-cell>
          <table:table-cell ns41:value-type="float" office:value="1" table:number-columns-repeated="4" office:value-type="float">
            <text:p>1</text:p>
          </table:table-cell>
          <table:table-cell ns41:value-type="float" office:value="8" office:value-type="float">
            <text:p>8</text:p>
          </table:table-cell>
          <table:table-cell ns41:value-type="float" office:value="1" office:value-type="float">
            <text:p>1</text:p>
          </table:table-cell>
          <table:table-cell ns41:value-type="float" table:style-name="ce47" office:value="5" office:value-type="float">
            <text:p>5</text:p>
          </table:table-cell>
          <table:table-cell ns41:value-type="float" table:style-name="ce78" office:value="3" office:value-type="float">
            <text:p>3</text:p>
          </table:table-cell>
          <table:table-cell ns41:value-type="string" table:style-name="ce91" office:value-type="string">
            <text:p>VT_1889</text:p>
          </table:table-cell>
          <table:table-cell ns41:value-type="string" table:style-name="ce98" office:value-type="string">
            <text:p>07_H7</text:p>
          </table:table-cell>
          <table:table-cell ns41:value-type="string" table:style-name="ce98" office:value-type="string">
            <text:p>438, 439, 442, 443, 446, 447</text:p>
          </table:table-cell>
          <table:table-cell ns41:value-type="string" table:style-name="ce105" office:value-type="string">
            <text:p>260434, 260436, 260438</text:p>
          </table:table-cell>
          <table:table-cell table:number-columns-repeated="824"/>
        </table:table-row>
        <table:table-row table:style-name="ro5">
          <table:table-cell ns41:value-type="string" table:style-name="ce10" office:value-type="string">
            <text:p>CBS nummer</text:p>
          </table:table-cell>
          <table:table-cell table:style-name="ce24"/>
          <table:table-cell/>
          <table:table-cell table:number-rows-spanned="1" office:value-type="float" office:value="200" table:style-name="ce37" table:number-columns-spanned="3" ns41:value-type="float">
            <text:p>200</text:p>
          </table:table-cell>
          <table:covered-table-cell table:style-name="ce48" table:number-columns-repeated="2"/>
          <table:table-cell table:number-rows-spanned="1" office:value-type="float" office:value="202" table:style-name="ce58" table:number-columns-spanned="4" ns41:value-type="float">
            <text:p>202</text:p>
          </table:table-cell>
          <table:covered-table-cell table:style-name="ce48" table:number-columns-repeated="3"/>
          <table:table-cell table:number-rows-spanned="1" office:value-type="float" office:value="203" table:style-name="ce58" table:number-columns-spanned="3" ns41:value-type="float">
            <text:p>203</text:p>
          </table:table-cell>
          <table:covered-table-cell table:style-name="ce48" table:number-columns-repeated="2"/>
          <table:table-cell table:number-rows-spanned="1" office:value-type="float" office:value="206" table:style-name="ce58" table:number-columns-spanned="4" ns41:value-type="float">
            <text:p>206</text:p>
          </table:table-cell>
          <table:covered-table-cell table:style-name="ce48" table:number-columns-repeated="3"/>
          <table:table-cell table:number-rows-spanned="1" office:value-type="float" office:value="207" table:style-name="ce58" table:number-columns-spanned="3" ns41:value-type="float">
            <text:p>207</text:p>
          </table:table-cell>
          <table:covered-table-cell table:style-name="ce48" table:number-columns-repeated="2"/>
          <table:table-cell table:number-rows-spanned="1" office:value-type="float" office:value="210" table:style-name="ce58" table:number-columns-spanned="3" ns41:value-type="float">
            <text:p>210</text:p>
          </table:table-cell>
          <table:covered-table-cell table:style-name="ce48" table:number-columns-repeated="2"/>
          <table:table-cell table:number-rows-spanned="1" office:value-type="float" office:value="211" table:style-name="ce58" table:number-columns-spanned="4" ns41:value-type="float">
            <text:p>211</text:p>
          </table:table-cell>
          <table:covered-table-cell table:style-name="ce48" table:number-columns-repeated="3"/>
          <table:table-cell table:number-rows-spanned="1" office:value-type="float" office:value="212" table:style-name="ce58" table:number-columns-spanned="2" ns41:value-type="float">
            <text:p>212</text:p>
          </table:table-cell>
          <table:covered-table-cell table:style-name="ce48"/>
          <table:table-cell table:number-rows-spanned="1" office:value-type="float" office:value="213" table:style-name="ce58" table:number-columns-spanned="3" ns41:value-type="float">
            <text:p>213</text:p>
          </table:table-cell>
          <table:covered-table-cell table:style-name="ce48" table:number-columns-repeated="2"/>
          <table:table-cell table:number-rows-spanned="1" office:value-type="float" office:value="216" table:style-name="ce58" table:number-columns-spanned="4" ns41:value-type="float">
            <text:p>216</text:p>
          </table:table-cell>
          <table:covered-table-cell table:style-name="ce48" table:number-columns-repeated="3"/>
          <table:table-cell table:number-rows-spanned="1" office:value-type="float" office:value="218" table:style-name="ce58" table:number-columns-spanned="3" ns41:value-type="float">
            <text:p>218</text:p>
          </table:table-cell>
          <table:covered-table-cell table:style-name="ce48" table:number-columns-repeated="2"/>
          <table:table-cell table:number-rows-spanned="1" office:value-type="float" office:value="1190" table:style-name="ce58" table:number-columns-spanned="3" ns41:value-type="float">
            <text:p>1190</text:p>
          </table:table-cell>
          <table:covered-table-cell table:style-name="ce48" table:number-columns-repeated="2"/>
          <table:table-cell table:number-rows-spanned="1" office:value-type="float" office:value="223" table:style-name="ce58" table:number-columns-spanned="3" ns41:value-type="float">
            <text:p>223</text:p>
          </table:table-cell>
          <table:covered-table-cell table:style-name="ce48" table:number-columns-repeated="2"/>
          <table:table-cell table:number-rows-spanned="1" office:value-type="float" office:value="1046" table:style-name="ce58" table:number-columns-spanned="3" ns41:value-type="float">
            <text:p>1046</text:p>
          </table:table-cell>
          <table:covered-table-cell table:style-name="ce48" table:number-columns-repeated="2"/>
          <table:table-cell table:number-rows-spanned="1" office:value-type="float" office:value="224" table:style-name="ce58" table:number-columns-spanned="3" ns41:value-type="float">
            <text:p>224</text:p>
          </table:table-cell>
          <table:covered-table-cell table:style-name="ce48" table:number-columns-repeated="2"/>
          <table:table-cell table:number-rows-spanned="1" office:value-type="float" office:value="1248" table:style-name="ce58" table:number-columns-spanned="3" ns41:value-type="float">
            <text:p>1248</text:p>
          </table:table-cell>
          <table:covered-table-cell table:style-name="ce48" table:number-columns-repeated="2"/>
          <table:table-cell table:number-rows-spanned="1" office:value-type="float" office:value="225" table:style-name="ce58" table:number-columns-spanned="3" ns41:value-type="float">
            <text:p>225</text:p>
          </table:table-cell>
          <table:covered-table-cell table:style-name="ce48" table:number-columns-repeated="2"/>
          <table:table-cell table:number-rows-spanned="1" office:value-type="float" office:value="226" table:style-name="ce58" table:number-columns-spanned="2" ns41:value-type="float">
            <text:p>226</text:p>
          </table:table-cell>
          <table:covered-table-cell table:style-name="ce48"/>
          <table:table-cell table:number-rows-spanned="1" office:value-type="float" office:value="228" table:style-name="ce58" table:number-columns-spanned="3" ns41:value-type="float">
            <text:p>228</text:p>
          </table:table-cell>
          <table:covered-table-cell table:style-name="ce48" table:number-columns-repeated="2"/>
          <table:table-cell table:number-rows-spanned="1" office:value-type="float" office:value="229" table:style-name="ce58" table:number-columns-spanned="3" ns41:value-type="float">
            <text:p>229</text:p>
          </table:table-cell>
          <table:covered-table-cell table:style-name="ce48" table:number-columns-repeated="2"/>
          <table:table-cell table:number-rows-spanned="1" office:value-type="float" office:value="230" table:style-name="ce58" table:number-columns-spanned="2" ns41:value-type="float">
            <text:p>230</text:p>
          </table:table-cell>
          <table:covered-table-cell table:style-name="ce48"/>
          <table:table-cell table:number-rows-spanned="1" office:value-type="float" office:value="231" table:style-name="ce58" table:number-columns-spanned="4" ns41:value-type="float">
            <text:p>231</text:p>
          </table:table-cell>
          <table:covered-table-cell table:style-name="ce48" table:number-columns-repeated="3"/>
          <table:table-cell table:number-rows-spanned="1" office:value-type="float" office:value="232" table:style-name="ce58" table:number-columns-spanned="4" ns41:value-type="float">
            <text:p>232</text:p>
          </table:table-cell>
          <table:covered-table-cell table:style-name="ce48" table:number-columns-repeated="3"/>
          <table:table-cell table:number-rows-spanned="1" office:value-type="float" office:value="1058" table:style-name="ce58" table:number-columns-spanned="3" ns41:value-type="float">
            <text:p>1058</text:p>
          </table:table-cell>
          <table:covered-table-cell table:style-name="ce48" table:number-columns-repeated="2"/>
          <table:table-cell table:number-rows-spanned="1" office:value-type="float" office:value="236" table:style-name="ce58" table:number-columns-spanned="2" ns41:value-type="float">
            <text:p>236</text:p>
          </table:table-cell>
          <table:covered-table-cell table:style-name="ce48"/>
          <table:table-cell table:number-rows-spanned="1" office:value-type="float" office:value="237" table:style-name="ce58" table:number-columns-spanned="4" ns41:value-type="float">
            <text:p>237</text:p>
          </table:table-cell>
          <table:covered-table-cell table:style-name="ce48" table:number-columns-repeated="3"/>
          <table:table-cell table:number-rows-spanned="1" office:value-type="float" office:value="238" table:style-name="ce58" table:number-columns-spanned="3" ns41:value-type="float">
            <text:p>238</text:p>
          </table:table-cell>
          <table:covered-table-cell table:style-name="ce48" table:number-columns-repeated="2"/>
          <table:table-cell table:number-rows-spanned="1" office:value-type="float" office:value="239" table:style-name="ce58" table:number-columns-spanned="2" ns41:value-type="float">
            <text:p>239</text:p>
          </table:table-cell>
          <table:covered-table-cell table:style-name="ce48"/>
          <table:table-cell table:number-rows-spanned="1" office:value-type="float" office:value="241" table:style-name="ce58" table:number-columns-spanned="3" ns41:value-type="float">
            <text:p>241</text:p>
          </table:table-cell>
          <table:covered-table-cell table:style-name="ce48" table:number-columns-repeated="2"/>
          <table:table-cell table:number-rows-spanned="1" office:value-type="float" office:value="242" table:style-name="ce58" table:number-columns-spanned="3" ns41:value-type="float">
            <text:p>242</text:p>
          </table:table-cell>
          <table:covered-table-cell table:style-name="ce48" table:number-columns-repeated="2"/>
          <table:table-cell table:number-rows-spanned="1" office:value-type="float" office:value="243" table:style-name="ce58" table:number-columns-spanned="4" ns41:value-type="float">
            <text:p>243</text:p>
          </table:table-cell>
          <table:covered-table-cell table:style-name="ce48" table:number-columns-repeated="3"/>
          <table:table-cell table:number-rows-spanned="1" office:value-type="float" office:value="244" table:style-name="ce58" table:number-columns-spanned="4" ns41:value-type="float">
            <text:p>244</text:p>
          </table:table-cell>
          <table:covered-table-cell table:style-name="ce48" table:number-columns-repeated="3"/>
          <table:table-cell table:number-rows-spanned="1" office:value-type="float" office:value="245" table:style-name="ce58" table:number-columns-spanned="2" ns41:value-type="float">
            <text:p>245</text:p>
          </table:table-cell>
          <table:covered-table-cell table:style-name="ce48"/>
          <table:table-cell table:number-rows-spanned="1" office:value-type="float" office:value="250" table:style-name="ce58" table:number-columns-spanned="4" ns41:value-type="float">
            <text:p>250</text:p>
          </table:table-cell>
          <table:covered-table-cell table:style-name="ce48" table:number-columns-repeated="3"/>
          <table:table-cell table:number-rows-spanned="1" office:value-type="float" office:value="251" table:style-name="ce58" table:number-columns-spanned="3" ns41:value-type="float">
            <text:p>251</text:p>
          </table:table-cell>
          <table:covered-table-cell table:style-name="ce48" table:number-columns-repeated="2"/>
          <table:table-cell table:number-rows-spanned="1" office:value-type="float" office:value="252" table:style-name="ce58" table:number-columns-spanned="3" ns41:value-type="float">
            <text:p>252</text:p>
          </table:table-cell>
          <table:covered-table-cell table:style-name="ce48" table:number-columns-repeated="2"/>
          <table:table-cell table:number-rows-spanned="1" office:value-type="float" office:value="255" table:style-name="ce58" table:number-columns-spanned="4" ns41:value-type="float">
            <text:p>255</text:p>
          </table:table-cell>
          <table:covered-table-cell table:style-name="ce48" table:number-columns-repeated="3"/>
          <table:table-cell table:number-rows-spanned="1" office:value-type="float" office:value="260" table:style-name="ce58" table:number-columns-spanned="2" ns41:value-type="float">
            <text:p>260</text:p>
          </table:table-cell>
          <table:covered-table-cell table:style-name="ce48"/>
          <table:table-cell table:number-rows-spanned="1" office:value-type="float" office:value="1115" table:style-name="ce58" table:number-columns-spanned="2" ns41:value-type="float">
            <text:p>1115</text:p>
          </table:table-cell>
          <table:covered-table-cell table:style-name="ce48"/>
          <table:table-cell table:number-rows-spanned="1" office:value-type="float" office:value="267" table:style-name="ce58" table:number-columns-spanned="4" ns41:value-type="float">
            <text:p>267</text:p>
          </table:table-cell>
          <table:covered-table-cell table:style-name="ce48" table:number-columns-repeated="3"/>
          <table:table-cell table:number-rows-spanned="1" office:value-type="float" office:value="268" table:style-name="ce58" table:number-columns-spanned="4" ns41:value-type="float">
            <text:p>268</text:p>
          </table:table-cell>
          <table:covered-table-cell table:style-name="ce48" table:number-columns-repeated="3"/>
          <table:table-cell table:number-rows-spanned="1" office:value-type="float" office:value="269" table:style-name="ce58" table:number-columns-spanned="2" ns41:value-type="float">
            <text:p>269</text:p>
          </table:table-cell>
          <table:covered-table-cell table:style-name="ce48"/>
          <table:table-cell table:number-rows-spanned="1" office:value-type="float" office:value="270" table:style-name="ce58" table:number-columns-spanned="3" ns41:value-type="float">
            <text:p>270</text:p>
          </table:table-cell>
          <table:covered-table-cell table:style-name="ce48" table:number-columns-repeated="2"/>
          <table:table-cell table:number-rows-spanned="1" office:value-type="float" office:value="273" table:style-name="ce58" table:number-columns-spanned="3" ns41:value-type="float">
            <text:p>273</text:p>
          </table:table-cell>
          <table:covered-table-cell table:style-name="ce48" table:number-columns-repeated="2"/>
          <table:table-cell table:number-rows-spanned="1" office:value-type="float" office:value="274" table:style-name="ce58" table:number-columns-spanned="3" ns41:value-type="float">
            <text:p>274</text:p>
          </table:table-cell>
          <table:covered-table-cell table:style-name="ce48" table:number-columns-repeated="2"/>
          <table:table-cell table:number-rows-spanned="1" office:value-type="float" office:value="275" table:style-name="ce58" table:number-columns-spanned="3" ns41:value-type="float">
            <text:p>275</text:p>
          </table:table-cell>
          <table:covered-table-cell table:style-name="ce48" table:number-columns-repeated="2"/>
          <table:table-cell table:number-rows-spanned="1" office:value-type="float" office:value="278" table:style-name="ce58" table:number-columns-spanned="3" ns41:value-type="float">
            <text:p>278</text:p>
          </table:table-cell>
          <table:covered-table-cell table:style-name="ce48" table:number-columns-repeated="2"/>
          <table:table-cell table:number-rows-spanned="1" office:value-type="float" office:value="279" table:style-name="ce58" table:number-columns-spanned="3" ns41:value-type="float">
            <text:p>279</text:p>
          </table:table-cell>
          <table:covered-table-cell table:style-name="ce48" table:number-columns-repeated="2"/>
          <table:table-cell table:number-rows-spanned="1" office:value-type="float" office:value="281" table:style-name="ce58" table:number-columns-spanned="3" ns41:value-type="float">
            <text:p>281</text:p>
          </table:table-cell>
          <table:covered-table-cell table:style-name="ce48" table:number-columns-repeated="2"/>
          <table:table-cell table:number-rows-spanned="1" office:value-type="float" office:value="282" table:style-name="ce58" table:number-columns-spanned="3" ns41:value-type="float">
            <text:p>282</text:p>
          </table:table-cell>
          <table:covered-table-cell table:style-name="ce48" table:number-columns-repeated="2"/>
          <table:table-cell table:number-rows-spanned="1" office:value-type="float" office:value="285" table:style-name="ce58" table:number-columns-spanned="4" ns41:value-type="float">
            <text:p>285</text:p>
          </table:table-cell>
          <table:covered-table-cell table:style-name="ce48" table:number-columns-repeated="3"/>
          <table:table-cell table:number-rows-spanned="1" office:value-type="float" office:value="286" table:style-name="ce58" table:number-columns-spanned="3" ns41:value-type="float">
            <text:p>286</text:p>
          </table:table-cell>
          <table:covered-table-cell table:style-name="ce48" table:number-columns-repeated="2"/>
          <table:table-cell table:number-rows-spanned="1" office:value-type="float" office:value="289" table:style-name="ce58" table:number-columns-spanned="4" ns41:value-type="float">
            <text:p>289</text:p>
          </table:table-cell>
          <table:covered-table-cell table:style-name="ce48" table:number-columns-repeated="3"/>
          <table:table-cell table:number-rows-spanned="1" office:value-type="float" office:value="290" table:style-name="ce58" table:number-columns-spanned="2" ns41:value-type="float">
            <text:p>290</text:p>
          </table:table-cell>
          <table:covered-table-cell table:style-name="ce48"/>
          <table:table-cell table:number-rows-spanned="1" office:value-type="float" office:value="291" table:style-name="ce58" table:number-columns-spanned="3" ns41:value-type="float">
            <text:p>291</text:p>
          </table:table-cell>
          <table:covered-table-cell table:style-name="ce48" table:number-columns-repeated="2"/>
          <table:table-cell table:number-rows-spanned="1" office:value-type="float" office:value="293" table:style-name="ce58" table:number-columns-spanned="2" ns41:value-type="float">
            <text:p>293</text:p>
          </table:table-cell>
          <table:covered-table-cell table:style-name="ce48"/>
          <table:table-cell table:number-rows-spanned="1" office:value-type="float" office:value="294" table:style-name="ce58" table:number-columns-spanned="4" ns41:value-type="float">
            <text:p>294</text:p>
          </table:table-cell>
          <table:covered-table-cell table:style-name="ce48" table:number-columns-repeated="3"/>
          <table:table-cell table:number-rows-spanned="1" office:value-type="float" office:value="295" table:style-name="ce58" table:number-columns-spanned="3" ns41:value-type="float">
            <text:p>295</text:p>
          </table:table-cell>
          <table:covered-table-cell table:style-name="ce48" table:number-columns-repeated="2"/>
          <table:table-cell table:number-rows-spanned="1" office:value-type="float" office:value="296" table:style-name="ce58" table:number-columns-spanned="4" ns41:value-type="float">
            <text:p>296</text:p>
          </table:table-cell>
          <table:covered-table-cell table:style-name="ce48" table:number-columns-repeated="3"/>
          <table:table-cell table:number-rows-spanned="1" office:value-type="float" office:value="298" table:style-name="ce58" table:number-columns-spanned="2" ns41:value-type="float">
            <text:p>298</text:p>
          </table:table-cell>
          <table:covered-table-cell table:style-name="ce48"/>
          <table:table-cell table:number-rows-spanned="1" office:value-type="float" office:value="299" table:style-name="ce58" table:number-columns-spanned="4" ns41:value-type="float">
            <text:p>299</text:p>
          </table:table-cell>
          <table:covered-table-cell table:style-name="ce48" table:number-columns-repeated="3"/>
          <table:table-cell table:number-rows-spanned="1" office:value-type="float" office:value="301" table:style-name="ce70" table:number-columns-spanned="4" ns41:value-type="float">
            <text:p>301</text:p>
          </table:table-cell>
          <table:covered-table-cell table:style-name="ce48" table:number-columns-repeated="2"/>
          <table:covered-table-cell table:style-name="ce79"/>
          <table:table-cell table:number-columns-repeated="828"/>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1075" table:style-name="ce38" table:number-columns-spanned="3" ns41:value-type="float">
            <text:p>11075</text:p>
          </table:table-cell>
          <table:covered-table-cell table:style-name="ce49" table:number-columns-repeated="2"/>
          <table:table-cell table:number-rows-spanned="1" office:value-type="float" office:value="10795" table:style-name="ce59" table:number-columns-spanned="4" ns41:value-type="float">
            <text:p>10795</text:p>
          </table:table-cell>
          <table:covered-table-cell table:style-name="ce49" table:number-columns-repeated="3"/>
          <table:table-cell table:number-rows-spanned="1" office:value-type="float" office:value="10906" table:style-name="ce59" table:number-columns-spanned="3" ns41:value-type="float">
            <text:p>10906</text:p>
          </table:table-cell>
          <table:covered-table-cell table:style-name="ce49" table:number-columns-repeated="2"/>
          <table:table-cell table:number-rows-spanned="1" office:value-type="float" office:value="10744" table:style-name="ce59" table:number-columns-spanned="4" ns41:value-type="float">
            <text:p>10744</text:p>
          </table:table-cell>
          <table:covered-table-cell table:style-name="ce49" table:number-columns-repeated="3"/>
          <table:table-cell table:number-rows-spanned="1" office:value-type="float" office:value="10350" table:style-name="ce59" table:number-columns-spanned="3" ns41:value-type="float">
            <text:p>10350</text:p>
          </table:table-cell>
          <table:covered-table-cell table:style-name="ce49" table:number-columns-repeated="2"/>
          <table:table-cell table:number-rows-spanned="1" office:value-type="float" office:value="11182" table:style-name="ce59" table:number-columns-spanned="3" ns41:value-type="float">
            <text:p>11182</text:p>
          </table:table-cell>
          <table:covered-table-cell table:style-name="ce49" table:number-columns-repeated="2"/>
          <table:table-cell table:number-rows-spanned="1" office:value-type="float" office:value="11307" table:style-name="ce59" table:number-columns-spanned="4" ns41:value-type="float">
            <text:p>11307</text:p>
          </table:table-cell>
          <table:covered-table-cell table:style-name="ce49" table:number-columns-repeated="3"/>
          <table:table-cell table:number-rows-spanned="1" office:value-type="float" office:value="11125" table:style-name="ce59" table:number-columns-spanned="2" ns41:value-type="float">
            <text:p>11125</text:p>
          </table:table-cell>
          <table:covered-table-cell table:style-name="ce49"/>
          <table:table-cell table:number-rows-spanned="1" office:value-type="float" office:value="10798" table:style-name="ce59" table:number-columns-spanned="3" ns41:value-type="float">
            <text:p>10798</text:p>
          </table:table-cell>
          <table:covered-table-cell table:style-name="ce49" table:number-columns-repeated="2"/>
          <table:table-cell table:number-rows-spanned="1" office:value-type="float" office:value="10342" table:style-name="ce59" table:number-columns-spanned="4" ns41:value-type="float">
            <text:p>10342</text:p>
          </table:table-cell>
          <table:covered-table-cell table:style-name="ce49" table:number-columns-repeated="3"/>
          <table:table-cell table:number-rows-spanned="1" office:value-type="float" office:value="10153" table:style-name="ce59" table:number-columns-spanned="3" ns41:value-type="float">
            <text:p>10153</text:p>
          </table:table-cell>
          <table:covered-table-cell table:style-name="ce49" table:number-columns-repeated="2"/>
          <table:table-cell table:number-rows-spanned="1" office:value-type="float" office:value="10603" table:style-name="ce59" table:number-columns-spanned="3" ns41:value-type="float">
            <text:p>10603</text:p>
          </table:table-cell>
          <table:covered-table-cell table:style-name="ce49" table:number-columns-repeated="2"/>
          <table:table-cell table:number-rows-spanned="1" office:value-type="float" office:value="10069" table:style-name="ce59" table:number-columns-spanned="3" ns41:value-type="float">
            <text:p>10069</text:p>
          </table:table-cell>
          <table:covered-table-cell table:style-name="ce49" table:number-columns-repeated="2"/>
          <table:table-cell table:number-rows-spanned="1" office:value-type="float" office:value="11304" table:style-name="ce59" table:number-columns-spanned="3" ns41:value-type="float">
            <text:p>11304</text:p>
          </table:table-cell>
          <table:covered-table-cell table:style-name="ce49" table:number-columns-repeated="2"/>
          <table:table-cell table:number-rows-spanned="1" office:value-type="float" office:value="11232" table:style-name="ce59" table:number-columns-spanned="3" ns41:value-type="float">
            <text:p>11232</text:p>
          </table:table-cell>
          <table:covered-table-cell table:style-name="ce49" table:number-columns-repeated="2"/>
          <table:table-cell table:number-rows-spanned="1" office:value-type="float" office:value="10341" table:style-name="ce59" table:number-columns-spanned="3" ns41:value-type="float">
            <text:p>10341</text:p>
          </table:table-cell>
          <table:covered-table-cell table:style-name="ce49" table:number-columns-repeated="2"/>
          <table:table-cell table:number-rows-spanned="1" office:value-type="float" office:value="10068" table:style-name="ce59" table:number-columns-spanned="3" ns41:value-type="float">
            <text:p>10068</text:p>
          </table:table-cell>
          <table:covered-table-cell table:style-name="ce49" table:number-columns-repeated="2"/>
          <table:table-cell table:number-rows-spanned="1" office:value-type="float" office:value="11028" table:style-name="ce59" table:number-columns-spanned="2" ns41:value-type="float">
            <text:p>11028</text:p>
          </table:table-cell>
          <table:covered-table-cell table:style-name="ce49"/>
          <table:table-cell table:number-rows-spanned="1" office:value-type="float" office:value="10743" table:style-name="ce59" table:number-columns-spanned="3" ns41:value-type="float">
            <text:p>10743</text:p>
          </table:table-cell>
          <table:covered-table-cell table:style-name="ce49" table:number-columns-repeated="2"/>
          <table:table-cell table:number-rows-spanned="1" office:value-type="float" office:value="10436" table:style-name="ce59" table:number-columns-spanned="3" ns41:value-type="float">
            <text:p>10436</text:p>
          </table:table-cell>
          <table:covered-table-cell table:style-name="ce49" table:number-columns-repeated="2"/>
          <table:table-cell table:number-rows-spanned="1" office:value-type="float" office:value="11113" table:style-name="ce59" table:number-columns-spanned="2" ns41:value-type="float">
            <text:p>11113</text:p>
          </table:table-cell>
          <table:covered-table-cell table:style-name="ce49"/>
          <table:table-cell table:number-rows-spanned="1" office:value-type="float" office:value="11188" table:style-name="ce59" table:number-columns-spanned="4" ns41:value-type="float">
            <text:p>11188</text:p>
          </table:table-cell>
          <table:covered-table-cell table:style-name="ce49" table:number-columns-repeated="3"/>
          <table:table-cell table:number-rows-spanned="1" office:value-type="float" office:value="10940" table:style-name="ce59" table:number-columns-spanned="4" ns41:value-type="float">
            <text:p>10940</text:p>
          </table:table-cell>
          <table:covered-table-cell table:style-name="ce49" table:number-columns-repeated="3"/>
          <table:table-cell table:number-rows-spanned="1" office:value-type="float" office:value="10037" table:style-name="ce59" table:number-columns-spanned="3" ns41:value-type="float">
            <text:p>10037</text:p>
          </table:table-cell>
          <table:covered-table-cell table:style-name="ce49" table:number-columns-repeated="2"/>
          <table:table-cell table:number-rows-spanned="1" office:value-type="float" office:value="10881" table:style-name="ce59" table:number-columns-spanned="2" ns41:value-type="float">
            <text:p>10881</text:p>
          </table:table-cell>
          <table:covered-table-cell table:style-name="ce49"/>
          <table:table-cell table:number-rows-spanned="1" office:value-type="float" office:value="10260" table:style-name="ce59" table:number-columns-spanned="4" ns41:value-type="float">
            <text:p>10260</text:p>
          </table:table-cell>
          <table:covered-table-cell table:style-name="ce49" table:number-columns-repeated="3"/>
          <table:table-cell table:number-rows-spanned="1" office:value-type="float" office:value="10440" table:style-name="ce59" table:number-columns-spanned="3" ns41:value-type="float">
            <text:p>10440</text:p>
          </table:table-cell>
          <table:covered-table-cell table:style-name="ce49" table:number-columns-repeated="2"/>
          <table:table-cell table:number-rows-spanned="1" office:value-type="float" office:value="10085" table:style-name="ce59" table:number-columns-spanned="2" ns41:value-type="float">
            <text:p>10085</text:p>
          </table:table-cell>
          <table:covered-table-cell table:style-name="ce49"/>
          <table:table-cell table:number-rows-spanned="1" office:value-type="float" office:value="10616" table:style-name="ce59" table:number-columns-spanned="3" ns41:value-type="float">
            <text:p>10616</text:p>
          </table:table-cell>
          <table:covered-table-cell table:style-name="ce49" table:number-columns-repeated="2"/>
          <table:table-cell table:number-rows-spanned="1" office:value-type="float" office:value="10125" table:style-name="ce59" table:number-columns-spanned="3" ns41:value-type="float">
            <text:p>10125</text:p>
          </table:table-cell>
          <table:covered-table-cell table:style-name="ce49" table:number-columns-repeated="2"/>
          <table:table-cell table:number-rows-spanned="1" office:value-type="float" office:value="10786" table:style-name="ce59" table:number-columns-spanned="4" ns41:value-type="float">
            <text:p>10786</text:p>
          </table:table-cell>
          <table:covered-table-cell table:style-name="ce49" table:number-columns-repeated="3"/>
          <table:table-cell table:number-rows-spanned="1" office:value-type="float" office:value="10673" table:style-name="ce59" table:number-columns-spanned="4" ns41:value-type="float">
            <text:p>10673</text:p>
          </table:table-cell>
          <table:covered-table-cell table:style-name="ce49" table:number-columns-repeated="3"/>
          <table:table-cell table:number-rows-spanned="1" office:value-type="float" office:value="10982" table:style-name="ce59" table:number-columns-spanned="2" ns41:value-type="float">
            <text:p>10982</text:p>
          </table:table-cell>
          <table:covered-table-cell table:style-name="ce49"/>
          <table:table-cell table:number-rows-spanned="1" office:value-type="float" office:value="11266" table:style-name="ce59" table:number-columns-spanned="4" ns41:value-type="float">
            <text:p>11266</text:p>
          </table:table-cell>
          <table:covered-table-cell table:style-name="ce49" table:number-columns-repeated="3"/>
          <table:table-cell table:number-rows-spanned="1" office:value-type="float" office:value="10290" table:style-name="ce59" table:number-columns-spanned="3" ns41:value-type="float">
            <text:p>10290</text:p>
          </table:table-cell>
          <table:covered-table-cell table:style-name="ce49" table:number-columns-repeated="2"/>
          <table:table-cell table:number-rows-spanned="1" office:value-type="float" office:value="10600" table:style-name="ce59" table:number-columns-spanned="3" ns41:value-type="float">
            <text:p>10600</text:p>
          </table:table-cell>
          <table:covered-table-cell table:style-name="ce49" table:number-columns-repeated="2"/>
          <table:table-cell table:number-rows-spanned="1" office:value-type="float" office:value="11047" table:style-name="ce59" table:number-columns-spanned="4" ns41:value-type="float">
            <text:p>11047</text:p>
          </table:table-cell>
          <table:covered-table-cell table:style-name="ce49" table:number-columns-repeated="3"/>
          <table:table-cell table:number-rows-spanned="1" office:value-type="float" office:value="10242" table:style-name="ce59" table:number-columns-spanned="2" ns41:value-type="float">
            <text:p>10242</text:p>
          </table:table-cell>
          <table:covered-table-cell table:style-name="ce49"/>
          <table:table-cell table:number-rows-spanned="1" office:value-type="float" office:value="10310" table:style-name="ce59" table:number-columns-spanned="2" ns41:value-type="float">
            <text:p>10310</text:p>
          </table:table-cell>
          <table:covered-table-cell table:style-name="ce49"/>
          <table:table-cell table:number-rows-spanned="1" office:value-type="float" office:value="10446" table:style-name="ce59" table:number-columns-spanned="4" ns41:value-type="float">
            <text:p>10446</text:p>
          </table:table-cell>
          <table:covered-table-cell table:style-name="ce49" table:number-columns-repeated="3"/>
          <table:table-cell table:number-rows-spanned="1" office:value-type="float" office:value="11209" table:style-name="ce59" table:number-columns-spanned="4" ns41:value-type="float">
            <text:p>11209</text:p>
          </table:table-cell>
          <table:covered-table-cell table:style-name="ce49" table:number-columns-repeated="3"/>
          <table:table-cell table:number-rows-spanned="1" office:value-type="float" office:value="11106" table:style-name="ce59" table:number-columns-spanned="2" ns41:value-type="float">
            <text:p>11106</text:p>
          </table:table-cell>
          <table:covered-table-cell table:style-name="ce49"/>
          <table:table-cell table:number-rows-spanned="1" office:value-type="float" office:value="10829" table:style-name="ce59" table:number-columns-spanned="3" ns41:value-type="float">
            <text:p>10829</text:p>
          </table:table-cell>
          <table:covered-table-cell table:style-name="ce49" table:number-columns-repeated="2"/>
          <table:table-cell table:number-rows-spanned="1" office:value-type="float" office:value="11109" table:style-name="ce59" table:number-columns-spanned="3" ns41:value-type="float">
            <text:p>11109</text:p>
          </table:table-cell>
          <table:covered-table-cell table:style-name="ce49" table:number-columns-repeated="2"/>
          <table:table-cell table:number-rows-spanned="1" office:value-type="float" office:value="11325" table:style-name="ce59" table:number-columns-spanned="3" ns41:value-type="float">
            <text:p>11325</text:p>
          </table:table-cell>
          <table:covered-table-cell table:style-name="ce49" table:number-columns-repeated="2"/>
          <table:table-cell table:number-rows-spanned="1" office:value-type="float" office:value="11355" table:style-name="ce59" table:number-columns-spanned="3" ns41:value-type="float">
            <text:p>11355</text:p>
          </table:table-cell>
          <table:covered-table-cell table:style-name="ce49" table:number-columns-repeated="2"/>
          <table:table-cell table:number-rows-spanned="1" office:value-type="float" office:value="10879" table:style-name="ce59" table:number-columns-spanned="3" ns41:value-type="float">
            <text:p>10879</text:p>
          </table:table-cell>
          <table:covered-table-cell table:style-name="ce49" table:number-columns-repeated="2"/>
          <table:table-cell table:number-rows-spanned="1" office:value-type="float" office:value="11146" table:style-name="ce59" table:number-columns-spanned="3" ns41:value-type="float">
            <text:p>11146</text:p>
          </table:table-cell>
          <table:covered-table-cell table:style-name="ce49" table:number-columns-repeated="2"/>
          <table:table-cell table:number-rows-spanned="1" office:value-type="float" office:value="10027" table:style-name="ce59" table:number-columns-spanned="3" ns41:value-type="float">
            <text:p>10027</text:p>
          </table:table-cell>
          <table:covered-table-cell table:style-name="ce49" table:number-columns-repeated="2"/>
          <table:table-cell table:number-rows-spanned="1" office:value-type="float" office:value="10408" table:style-name="ce59" table:number-columns-spanned="3" ns41:value-type="float">
            <text:p>10408</text:p>
          </table:table-cell>
          <table:covered-table-cell table:style-name="ce49" table:number-columns-repeated="2"/>
          <table:table-cell table:number-rows-spanned="1" office:value-type="float" office:value="10912" table:style-name="ce59" table:number-columns-spanned="4" ns41:value-type="float">
            <text:p>10912</text:p>
          </table:table-cell>
          <table:covered-table-cell table:style-name="ce49" table:number-columns-repeated="3"/>
          <table:table-cell table:number-rows-spanned="1" office:value-type="float" office:value="10957" table:style-name="ce59" table:number-columns-spanned="3" ns41:value-type="float">
            <text:p>10957</text:p>
          </table:table-cell>
          <table:covered-table-cell table:style-name="ce49" table:number-columns-repeated="2"/>
          <table:table-cell table:number-rows-spanned="1" office:value-type="float" office:value="11010" table:style-name="ce59" table:number-columns-spanned="4" ns41:value-type="float">
            <text:p>11010</text:p>
          </table:table-cell>
          <table:covered-table-cell table:style-name="ce49" table:number-columns-repeated="3"/>
          <table:table-cell table:number-rows-spanned="1" office:value-type="float" office:value="10042" table:style-name="ce59" table:number-columns-spanned="2" ns41:value-type="float">
            <text:p>10042</text:p>
          </table:table-cell>
          <table:covered-table-cell table:style-name="ce49"/>
          <table:table-cell table:number-rows-spanned="1" office:value-type="float" office:value="10838" table:style-name="ce59" table:number-columns-spanned="3" ns41:value-type="float">
            <text:p>10838</text:p>
          </table:table-cell>
          <table:covered-table-cell table:style-name="ce49" table:number-columns-repeated="2"/>
          <table:table-cell table:number-rows-spanned="1" office:value-type="float" office:value="11085" table:style-name="ce59" table:number-columns-spanned="2" ns41:value-type="float">
            <text:p>11085</text:p>
          </table:table-cell>
          <table:covered-table-cell table:style-name="ce49"/>
          <table:table-cell table:number-rows-spanned="1" office:value-type="float" office:value="11119" table:style-name="ce59" table:number-columns-spanned="4" ns41:value-type="float">
            <text:p>11119</text:p>
          </table:table-cell>
          <table:covered-table-cell table:style-name="ce49" table:number-columns-repeated="3"/>
          <table:table-cell table:number-rows-spanned="1" office:value-type="float" office:value="10318" table:style-name="ce59" table:number-columns-spanned="3" ns41:value-type="float">
            <text:p>10318</text:p>
          </table:table-cell>
          <table:covered-table-cell table:style-name="ce49" table:number-columns-repeated="2"/>
          <table:table-cell table:number-rows-spanned="1" office:value-type="float" office:value="10723" table:style-name="ce59" table:number-columns-spanned="4" ns41:value-type="float">
            <text:p>10723</text:p>
          </table:table-cell>
          <table:covered-table-cell table:style-name="ce49" table:number-columns-repeated="3"/>
          <table:table-cell table:number-rows-spanned="1" office:value-type="float" office:value="11159" table:style-name="ce59" table:number-columns-spanned="2" ns41:value-type="float">
            <text:p>11159</text:p>
          </table:table-cell>
          <table:covered-table-cell table:style-name="ce49"/>
          <table:table-cell table:number-rows-spanned="1" office:value-type="float" office:value="10938" table:style-name="ce59" table:number-columns-spanned="4" ns41:value-type="float">
            <text:p>10938</text:p>
          </table:table-cell>
          <table:covered-table-cell table:style-name="ce49" table:number-columns-repeated="3"/>
          <table:table-cell table:number-rows-spanned="1" office:value-type="float" office:value="10254" table:style-name="ce71" table:number-columns-spanned="4" ns41:value-type="float">
            <text:p>10254</text:p>
          </table:table-cell>
          <table:covered-table-cell table:style-name="ce49" table:number-columns-repeated="2"/>
          <table:covered-table-cell table:style-name="ce80"/>
          <table:table-cell table:number-columns-repeated="828"/>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3" table:style-name="ce38" table:number-columns-spanned="3" ns41:value-type="float">
            <text:p>3</text:p>
          </table:table-cell>
          <table:covered-table-cell table:style-name="ce49" table:number-columns-repeated="2"/>
          <table:table-cell table:number-rows-spanned="1" office:value-type="float" office:value="2" table:style-name="ce59" table:number-columns-spanned="4" ns41:value-type="float">
            <text:p>2</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2" table:style-name="ce59" table:number-columns-spanned="4" ns41:value-type="float">
            <text:p>2</text:p>
          </table:table-cell>
          <table:covered-table-cell table:style-name="ce49" table:number-columns-repeated="3"/>
          <table:table-cell table:number-rows-spanned="1" office:value-type="float" office:value="3" table:style-name="ce59" table:number-columns-spanned="2" ns41:value-type="float">
            <text:p>3</text:p>
          </table:table-cell>
          <table:covered-table-cell table:style-name="ce49"/>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3" ns41:value-type="float">
            <text:p>4</text:p>
          </table:table-cell>
          <table:covered-table-cell table:style-name="ce49" table:number-columns-repeated="2"/>
          <table:table-cell table:number-rows-spanned="1" office:value-type="float" office:value="4" table:style-name="ce59" table:number-columns-spanned="2" ns41:value-type="float">
            <text:p>4</text:p>
          </table:table-cell>
          <table:covered-table-cell table:style-name="ce49"/>
          <table:table-cell table:number-rows-spanned="1" office:value-type="float" office:value="3" table:style-name="ce59" table:number-columns-spanned="4" ns41:value-type="float">
            <text:p>3</text:p>
          </table:table-cell>
          <table:covered-table-cell table:style-name="ce49" table:number-columns-repeated="3"/>
          <table:table-cell table:number-rows-spanned="1" office:value-type="float" office:value="3" table:style-name="ce59" table:number-columns-spanned="3" ns41:value-type="float">
            <text:p>3</text:p>
          </table:table-cell>
          <table:covered-table-cell table:style-name="ce49" table:number-columns-repeated="2"/>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4" table:style-name="ce59" table:number-columns-spanned="2" ns41:value-type="float">
            <text:p>4</text:p>
          </table:table-cell>
          <table:covered-table-cell table:style-name="ce49"/>
          <table:table-cell table:number-rows-spanned="1" office:value-type="float" office:value="4" table:style-name="ce59" table:number-columns-spanned="4" ns41:value-type="float">
            <text:p>4</text:p>
          </table:table-cell>
          <table:covered-table-cell table:style-name="ce49" table:number-columns-repeated="3"/>
          <table:table-cell table:number-rows-spanned="1" office:value-type="float" office:value="3" table:style-name="ce71" table:number-columns-spanned="4" ns41:value-type="float">
            <text:p>3</text:p>
          </table:table-cell>
          <table:covered-table-cell table:style-name="ce49" table:number-columns-repeated="2"/>
          <table:covered-table-cell table:style-name="ce80"/>
          <table:table-cell table:number-columns-repeated="828"/>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39"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3" office:value-type="string">
            <text:p>GE</text:p>
          </table:table-cell>
          <table:covered-table-cell table:style-name="ce50" table:number-columns-repeated="2"/>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60" table:number-columns-spanned="2" office:value-type="string">
            <text:p>GE</text:p>
          </table:table-cell>
          <table:covered-table-cell table:style-name="ce50"/>
          <table:table-cell ns41:value-type="string" table:number-rows-spanned="1" table:style-name="ce60" table:number-columns-spanned="4" office:value-type="string">
            <text:p>GE</text:p>
          </table:table-cell>
          <table:covered-table-cell table:style-name="ce50" table:number-columns-repeated="3"/>
          <table:table-cell ns41:value-type="string" table:number-rows-spanned="1" table:style-name="ce72" table:number-columns-spanned="4" office:value-type="string">
            <text:p>GE</text:p>
          </table:table-cell>
          <table:covered-table-cell table:style-name="ce50" table:number-columns-repeated="2"/>
          <table:covered-table-cell table:style-name="ce81"/>
          <table:table-cell table:number-columns-repeated="828"/>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37"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table:number-rows-spanned="1" table:style-name="ce58" table:number-columns-spanned="4"/>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3" office:value-type="string">
            <text:p>VT_1889</text:p>
          </table:table-cell>
          <table:covered-table-cell table:style-name="ce48" table:number-columns-repeated="2"/>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58" table:number-columns-spanned="2" office:value-type="string">
            <text:p>VT_1889</text:p>
          </table:table-cell>
          <table:covered-table-cell table:style-name="ce48"/>
          <table:table-cell ns41:value-type="string" table:number-rows-spanned="1" table:style-name="ce58" table:number-columns-spanned="4" office:value-type="string">
            <text:p>VT_1889</text:p>
          </table:table-cell>
          <table:covered-table-cell table:style-name="ce48" table:number-columns-repeated="3"/>
          <table:table-cell ns41:value-type="string" table:number-rows-spanned="1" table:style-name="ce70" table:number-columns-spanned="4" office:value-type="string">
            <text:p>VT_1889</text:p>
          </table:table-cell>
          <table:covered-table-cell table:style-name="ce48" table:number-columns-repeated="2"/>
          <table:covered-table-cell table:style-name="ce79"/>
          <table:table-cell table:number-columns-repeated="828"/>
        </table:table-row>
        <table:table-row table:style-name="ro5">
          <table:table-cell ns41:value-type="string" table:style-name="ce11" office:value-type="string">
            <text:p>Tabel</text:p>
          </table:table-cell>
          <table:table-cell table:style-name="ce25"/>
          <table:table-cell/>
          <table:table-cell ns41:value-type="string" table:number-rows-spanned="1" table:style-name="ce38"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table:number-rows-spanned="1" table:style-name="ce59" table:number-columns-spanned="4"/>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3" office:value-type="string">
            <text:p>07_H7</text:p>
          </table:table-cell>
          <table:covered-table-cell table:style-name="ce49" table:number-columns-repeated="2"/>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59" table:number-columns-spanned="2" office:value-type="string">
            <text:p>07_H7</text:p>
          </table:table-cell>
          <table:covered-table-cell table:style-name="ce49"/>
          <table:table-cell ns41:value-type="string" table:number-rows-spanned="1" table:style-name="ce59" table:number-columns-spanned="4" office:value-type="string">
            <text:p>07_H7</text:p>
          </table:table-cell>
          <table:covered-table-cell table:style-name="ce49" table:number-columns-repeated="3"/>
          <table:table-cell ns41:value-type="string" table:number-rows-spanned="1" table:style-name="ce71" table:number-columns-spanned="4" office:value-type="string">
            <text:p>07_H7</text:p>
          </table:table-cell>
          <table:covered-table-cell table:style-name="ce49" table:number-columns-repeated="2"/>
          <table:covered-table-cell table:style-name="ce80"/>
          <table:table-cell table:number-columns-repeated="828"/>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38"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4" office:value-type="string">
            <text:p>436, 438</text:p>
          </table:table-cell>
          <table:covered-table-cell table:style-name="ce49" table:number-columns-repeated="3"/>
          <table:table-cell ns41:value-type="string" table:number-rows-spanned="1" table:style-name="ce59" table:number-columns-spanned="2" office:value-type="string">
            <text:p>436, 438</text:p>
          </table:table-cell>
          <table:covered-table-cell table:style-name="ce49"/>
          <table:table-cell ns41:value-type="string" table:number-rows-spanned="1" table:style-name="ce59" table:number-columns-spanned="3" office:value-type="string">
            <text:p>436, 438</text:p>
          </table:table-cell>
          <table:covered-table-cell table:style-name="ce49" table:number-columns-repeated="2"/>
          <table:table-cell table:number-rows-spanned="1" table:style-name="ce59" table:number-columns-spanned="4"/>
          <table:covered-table-cell table:style-name="ce49" table:number-columns-repeated="3"/>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6, 438</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37, 439</text:p>
          </table:table-cell>
          <table:covered-table-cell table:style-name="ce49"/>
          <table:table-cell ns41:value-type="string" table:number-rows-spanned="1" table:style-name="ce59" table:number-columns-spanned="4" office:value-type="string">
            <text:p>437, 439</text:p>
          </table:table-cell>
          <table:covered-table-cell table:style-name="ce49" table:number-columns-repeated="3"/>
          <table:table-cell ns41:value-type="string" table:number-rows-spanned="1" table:style-name="ce59" table:number-columns-spanned="3" office:value-type="string">
            <text:p>437, 439</text:p>
          </table:table-cell>
          <table:covered-table-cell table:style-name="ce49" table:number-columns-repeated="2"/>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3" office:value-type="string">
            <text:p>440, 442</text:p>
          </table:table-cell>
          <table:covered-table-cell table:style-name="ce49" table:number-columns-repeated="2"/>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2" office:value-type="string">
            <text:p>440, 442</text:p>
          </table:table-cell>
          <table:covered-table-cell table:style-name="ce49"/>
          <table:table-cell ns41:value-type="string" table:number-rows-spanned="1" table:style-name="ce59" table:number-columns-spanned="4" office:value-type="string">
            <text:p>440, 442</text:p>
          </table:table-cell>
          <table:covered-table-cell table:style-name="ce49" table:number-columns-repeated="3"/>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2" office:value-type="string">
            <text:p>441, 443</text:p>
          </table:table-cell>
          <table:covered-table-cell table:style-name="ce49"/>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3" office:value-type="string">
            <text:p>441, 443</text:p>
          </table:table-cell>
          <table:covered-table-cell table:style-name="ce49" table:number-columns-repeated="2"/>
          <table:table-cell ns41:value-type="string" table:number-rows-spanned="1" table:style-name="ce59" table:number-columns-spanned="4" office:value-type="string">
            <text:p>441, 443</text:p>
          </table:table-cell>
          <table:covered-table-cell table:style-name="ce49" table:number-columns-repeated="3"/>
          <table:table-cell ns41:value-type="string" table:number-rows-spanned="1" table:style-name="ce59" table:number-columns-spanned="2" office:value-type="string">
            <text:p>441, 443</text:p>
          </table:table-cell>
          <table:covered-table-cell table:style-name="ce49"/>
          <table:table-cell ns41:value-type="string" table:number-rows-spanned="1" table:style-name="ce59" table:number-columns-spanned="3" office:value-type="string">
            <text:p>444, 445</text:p>
          </table:table-cell>
          <table:covered-table-cell table:style-name="ce49" table:number-columns-repeated="2"/>
          <table:table-cell ns41:value-type="string" table:number-rows-spanned="1" table:style-name="ce59" table:number-columns-spanned="2" office:value-type="string">
            <text:p>444, 445</text:p>
          </table:table-cell>
          <table:covered-table-cell table:style-name="ce49"/>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59" table:number-columns-spanned="3" office:value-type="string">
            <text:p>444, 445</text:p>
          </table:table-cell>
          <table:covered-table-cell table:style-name="ce49" table:number-columns-repeated="2"/>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59" table:number-columns-spanned="2" office:value-type="string">
            <text:p>444, 445</text:p>
          </table:table-cell>
          <table:covered-table-cell table:style-name="ce49"/>
          <table:table-cell ns41:value-type="string" table:number-rows-spanned="1" table:style-name="ce59" table:number-columns-spanned="4" office:value-type="string">
            <text:p>444, 445</text:p>
          </table:table-cell>
          <table:covered-table-cell table:style-name="ce49" table:number-columns-repeated="3"/>
          <table:table-cell ns41:value-type="string" table:number-rows-spanned="1" table:style-name="ce71" table:number-columns-spanned="4" office:value-type="string">
            <text:p>444, 445</text:p>
          </table:table-cell>
          <table:covered-table-cell table:style-name="ce49" table:number-columns-repeated="2"/>
          <table:covered-table-cell table:style-name="ce80"/>
          <table:table-cell table:number-columns-repeated="828"/>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39"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3" office:value-type="string">
            <text:p>260433/4</text:p>
          </table:table-cell>
          <table:covered-table-cell table:style-name="ce50" table:number-columns-repeated="2"/>
          <table:table-cell table:number-rows-spanned="1" table:style-name="ce60" table:number-columns-spanned="4"/>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3/4</text:p>
          </table:table-cell>
          <table:covered-table-cell table:style-name="ce50"/>
          <table:table-cell ns41:value-type="string" table:number-rows-spanned="1" table:style-name="ce60" table:number-columns-spanned="4" office:value-type="string">
            <text:p>260433/4</text:p>
          </table:table-cell>
          <table:covered-table-cell table:style-name="ce50" table:number-columns-repeated="3"/>
          <table:table-cell ns41:value-type="string" table:number-rows-spanned="1" table:style-name="ce60" table:number-columns-spanned="3" office:value-type="string">
            <text:p>260433/4</text:p>
          </table:table-cell>
          <table:covered-table-cell table:style-name="ce50" table:number-columns-repeated="2"/>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3" office:value-type="string">
            <text:p>260435/6</text:p>
          </table:table-cell>
          <table:covered-table-cell table:style-name="ce50" table:number-columns-repeated="2"/>
          <table:table-cell ns41:value-type="string" table:number-rows-spanned="1" table:style-name="ce60" table:number-columns-spanned="4" office:value-type="string">
            <text:p>260435/6</text:p>
          </table:table-cell>
          <table:covered-table-cell table:style-name="ce50" table:number-columns-repeated="3"/>
          <table:table-cell ns41:value-type="string" table:number-rows-spanned="1" table:style-name="ce60" table:number-columns-spanned="2" office:value-type="string">
            <text:p>260435/6</text:p>
          </table:table-cell>
          <table:covered-table-cell table:style-name="ce50"/>
          <table:table-cell table:number-rows-spanned="1" office:value-type="float" office:value="260437" table:style-name="ce60" table:number-columns-spanned="3" ns41:value-type="float">
            <text:p>260437</text:p>
          </table:table-cell>
          <table:covered-table-cell table:style-name="ce50" table:number-columns-repeated="2"/>
          <table:table-cell table:number-rows-spanned="1" office:value-type="float" office:value="260437" table:style-name="ce60" table:number-columns-spanned="2" ns41:value-type="float">
            <text:p>260437</text:p>
          </table:table-cell>
          <table:covered-table-cell table:style-name="ce50"/>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60" table:number-columns-spanned="3" ns41:value-type="float">
            <text:p>260437</text:p>
          </table:table-cell>
          <table:covered-table-cell table:style-name="ce50" table:number-columns-repeated="2"/>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60" table:number-columns-spanned="2" ns41:value-type="float">
            <text:p>260437</text:p>
          </table:table-cell>
          <table:covered-table-cell table:style-name="ce50"/>
          <table:table-cell table:number-rows-spanned="1" office:value-type="float" office:value="260437" table:style-name="ce60" table:number-columns-spanned="4" ns41:value-type="float">
            <text:p>260437</text:p>
          </table:table-cell>
          <table:covered-table-cell table:style-name="ce50" table:number-columns-repeated="3"/>
          <table:table-cell table:number-rows-spanned="1" office:value-type="float" office:value="260437" table:style-name="ce72" table:number-columns-spanned="4" ns41:value-type="float">
            <text:p>260437</text:p>
          </table:table-cell>
          <table:covered-table-cell table:style-name="ce50" table:number-columns-repeated="2"/>
          <table:covered-table-cell table:style-name="ce81"/>
          <table:table-cell table:number-columns-repeated="828"/>
        </table:table-row>
        <table:table-row table:style-name="ro6">
          <table:table-cell/>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table-cell ns41:value-type="string" table:style-name="ce40"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61" office:value-type="string">
            <text:p>*</text:p>
          </table:table-cell>
          <table:table-cell table:number-columns-repeated="1017"/>
        </table:table-row>
        <table:table-row table:style-name="ro6">
          <table:covered-table-cell table:style-name="ce14"/>
          <table:covered-table-cell table:style-name="ce28"/>
          <table:table-cell/>
          <table:table-cell ns41:value-type="float" table:style-name="ce41" office:value="107" office:value-type="float">
            <text:p>107</text:p>
          </table:table-cell>
          <table:table-cell ns41:value-type="float" table:style-name="ce31" office:value="55" office:value-type="float">
            <text:p>55</text:p>
          </table:table-cell>
          <table:table-cell ns41:value-type="float" table:style-name="ce31" office:value="85" office:value-type="float">
            <text:p>85</text:p>
          </table:table-cell>
          <table:table-cell ns41:value-type="float" table:style-name="ce62" office:value="53" office:value-type="float">
            <text:p>53</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115"/>
        <table:table-column table:style-name="co11" table:default-cell-style-name="ce115" table:number-columns-repeated="2"/>
        <table:table-column table:style-name="co13" table:default-cell-style-name="ce115"/>
        <table:table-column table:style-name="co14" table:default-cell-style-name="ce115"/>
        <table:table-column table:style-name="co15" table:default-cell-style-name="ce115"/>
        <table:table-column table:style-name="co16" table:default-cell-style-name="ce115"/>
        <table:table-column table:style-name="co9" table:default-cell-style-name="ce115" table:number-columns-repeated="28"/>
        <table:table-column table:style-name="co9" table:default-cell-style-name="ce88"/>
        <table:table-column table:style-name="co17" table:default-cell-style-name="ce88"/>
        <table:table-column table:style-name="co9" table:default-cell-style-name="ce88" table:number-columns-repeated="3"/>
        <table:table-column table:style-name="co18" table:default-cell-style-name="ce88"/>
        <table:table-column table:style-name="co9" table:default-cell-style-name="ce2" table:number-columns-repeated="213"/>
        <table:table-column table:style-name="co9" table:default-cell-style-name="Default" table:number-columns-repeated="767"/>
        <table:table-row table:style-name="ro1">
          <table:table-cell ns41:value-type="string" table:style-name="TL Title" office:value-type="string">
            <text:p>PROVINCIE GELDERLAND, <text:s/>ZEVENDE GEDEELTE: INDEELING DER DOOFSTOMMEN DIE ONDERWIJS EN GEEN ONDERWIJS GENOTEN HEBBEN, NAAR WOONPLAATS EN LEEFTIJD</text:p>
          </table:table-cell>
          <table:table-cell table:style-name="TL Title"/>
          <table:table-cell table:style-name="TL Title"/>
          <table:table-cell table:style-name="TL Title" table:number-columns-repeated="15"/>
          <table:table-cell table:style-name="TL Title"/>
          <table:table-cell table:style-name="TL Title" table:number-columns-repeated="19"/>
          <table:table-cell table:style-name="TL Title" table:number-columns-repeated="5"/>
          <table:table-cell table:style-name="TL Title"/>
          <table:table-cell table:number-columns-repeated="980"/>
        </table:table-row>
        <table:table-row table:style-name="ro1">
          <table:table-cell table:number-columns-repeated="38"/>
          <table:table-cell table:style-name="ce83" table:number-columns-repeated="6"/>
          <table:table-cell table:number-columns-repeated="980"/>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TL ColHeader" table:number-columns-repeated="2"/>
          <table:table-cell table:style-name="TL ColHeader"/>
          <table:table-cell table:style-name="TL ColHeader" table:number-columns-repeated="39"/>
          <table:table-cell table:number-columns-repeated="980"/>
        </table:table-row>
        <table:table-row table:style-name="ro6">
          <table:table-cell table:style-name="TL RowProperty"/>
          <table:table-cell table:style-name="TL ColHeader" table:number-columns-repeated="3"/>
          <table:table-cell table:style-name="TL ColHeader"/>
          <table:table-cell table:style-name="TL ColHeader" table:number-columns-repeated="39"/>
          <table:table-cell table:number-columns-repeated="980"/>
        </table:table-row>
        <table:table-row table:style-name="ro7">
          <table:table-cell ns41:value-type="string" table:style-name="TL RowProperty" office:value-type="string">
            <text:p>GEMEENTEN</text:p>
          </table:table-cell>
          <table:table-cell table:style-name="TL RowProperty"/>
          <table:table-cell ns41:value-type="string" table:style-name="ce113"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34"/>
          <table:table-cell table:number-columns-repeated="980"/>
        </table:table-row>
        <table:table-row table:style-name="ro6">
          <table:table-cell/>
          <table:table-cell table:style-name="ce2" table:number-columns-repeated="2"/>
          <table:table-cell table:style-name="ce116"/>
          <table:table-cell table:style-name="ce2" table:number-columns-repeated="40"/>
          <table:table-cell table:number-columns-repeated="980"/>
        </table:table-row>
        <table:table-row table:style-name="ro5">
          <table:table-cell ns41:value-type="string" table:style-name="TL RowHeader" office:value-type="string">
            <text:p>Aalten</text:p>
          </table:table-cell>
          <table:table-cell table:style-name="TL RowHeader"/>
          <table:table-cell ns41:value-type="float" table:style-name="ce10" office:value="197" office:value-type="float">
            <text:p>197</text:p>
          </table:table-cell>
          <table:table-cell ns41:value-type="float" table:style-name="TL Data" office:value="11046" office:value-type="float">
            <text:p>11046</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style-name="TL Data" table:number-columns-repeated="34"/>
          <table:table-cell table:number-columns-repeated="980"/>
        </table:table-row>
        <table:table-row table:style-name="ro5">
          <table:table-cell ns41:value-type="string" table:style-name="TL RowHeader" office:value-type="string">
            <text:p>Ammerzoden</text:p>
          </table:table-cell>
          <table:table-cell table:style-name="TL RowHeader"/>
          <table:table-cell ns41:value-type="float" table:style-name="ce11" office:value="198" office:value-type="float">
            <text:p>198</text:p>
          </table:table-cell>
          <table:table-cell ns41:value-type="float" table:style-name="TL Data" office:value="10151" office:value-type="float">
            <text:p>1015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Angerlo</text:p>
          </table:table-cell>
          <table:table-cell table:style-name="TL RowHeader"/>
          <table:table-cell ns41:value-type="float" table:style-name="ce11" office:value="199" office:value-type="float">
            <text:p>199</text:p>
          </table:table-cell>
          <table:table-cell ns41:value-type="float" table:style-name="TL Data" office:value="11131" office:value-type="float">
            <text:p>1113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Appeltern</text:p>
          </table:table-cell>
          <table:table-cell table:style-name="TL RowHeader"/>
          <table:table-cell ns41:value-type="float" table:style-name="ce11" office:value="201" office:value-type="float">
            <text:p>201</text:p>
          </table:table-cell>
          <table:table-cell ns41:value-type="float" table:style-name="TL Data" office:value="11296" office:value-type="float">
            <text:p>1129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algoij</text:p>
          </table:table-cell>
          <table:table-cell table:style-name="TL RowHeader"/>
          <table:table-cell ns41:value-type="float" table:style-name="ce11" office:value="1016" office:value-type="float">
            <text:p>1016</text:p>
          </table:table-cell>
          <table:table-cell ns41:value-type="float" table:style-name="TL Data" office:value="10849" office:value-type="float">
            <text:p>1084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atenburg</text:p>
          </table:table-cell>
          <table:table-cell table:style-name="TL RowHeader"/>
          <table:table-cell ns41:value-type="float" table:style-name="ce11" office:value="204" office:value-type="float">
            <text:p>204</text:p>
          </table:table-cell>
          <table:table-cell ns41:value-type="float" table:style-name="TL Data" office:value="10921" office:value-type="float">
            <text:p>1092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eesd</text:p>
          </table:table-cell>
          <table:table-cell table:style-name="TL RowHeader"/>
          <table:table-cell ns41:value-type="float" table:style-name="ce11" office:value="205" office:value-type="float">
            <text:p>205</text:p>
          </table:table-cell>
          <table:table-cell ns41:value-type="float" table:style-name="TL Data" office:value="10259" office:value-type="float">
            <text:p>1025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ergharen</text:p>
          </table:table-cell>
          <table:table-cell table:style-name="TL RowHeader"/>
          <table:table-cell ns41:value-type="float" table:style-name="ce11" office:value="208" office:value-type="float">
            <text:p>208</text:p>
          </table:table-cell>
          <table:table-cell ns41:value-type="float" table:style-name="TL Data" office:value="10883" office:value-type="float">
            <text:p>1088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euningen</text:p>
          </table:table-cell>
          <table:table-cell table:style-name="TL RowHeader"/>
          <table:table-cell ns41:value-type="float" table:style-name="ce11" office:value="209" office:value-type="float">
            <text:p>209</text:p>
          </table:table-cell>
          <table:table-cell ns41:value-type="float" table:style-name="TL Data" office:value="10417" office:value-type="float">
            <text:p>1041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uren</text:p>
          </table:table-cell>
          <table:table-cell table:style-name="TL RowHeader"/>
          <table:table-cell ns41:value-type="float" table:style-name="ce11" office:value="214" office:value-type="float">
            <text:p>214</text:p>
          </table:table-cell>
          <table:table-cell ns41:value-type="float" table:style-name="TL Data" office:value="11286" office:value-type="float">
            <text:p>1128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Buurmalsen</text:p>
          </table:table-cell>
          <table:table-cell table:style-name="TL RowHeader"/>
          <table:table-cell ns41:value-type="float" table:style-name="ce11" office:value="215" office:value-type="float">
            <text:p>215</text:p>
          </table:table-cell>
          <table:table-cell ns41:value-type="float" table:style-name="TL Data" office:value="10460" office:value-type="float">
            <text:p>1046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Deil</text:p>
          </table:table-cell>
          <table:table-cell table:style-name="TL RowHeader"/>
          <table:table-cell ns41:value-type="float" table:style-name="ce11" office:value="217" office:value-type="float">
            <text:p>217</text:p>
          </table:table-cell>
          <table:table-cell ns41:value-type="float" table:style-name="TL Data" office:value="10057" office:value-type="float">
            <text:p>1005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Dinxperlo</text:p>
          </table:table-cell>
          <table:table-cell table:style-name="TL RowHeader"/>
          <table:table-cell ns41:value-type="float" table:style-name="ce11" office:value="219" office:value-type="float">
            <text:p>219</text:p>
          </table:table-cell>
          <table:table-cell ns41:value-type="float" table:style-name="TL Data" office:value="11154" office:value-type="float">
            <text:p>1115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Dodewaard</text:p>
          </table:table-cell>
          <table:table-cell table:style-name="TL RowHeader"/>
          <table:table-cell ns41:value-type="float" table:style-name="ce11" office:value="220" office:value-type="float">
            <text:p>220</text:p>
          </table:table-cell>
          <table:table-cell ns41:value-type="float" table:style-name="TL Data" office:value="10647" office:value-type="float">
            <text:p>1064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Doesburg</text:p>
          </table:table-cell>
          <table:table-cell table:style-name="TL RowHeader"/>
          <table:table-cell ns41:value-type="float" table:style-name="ce11" office:value="221" office:value-type="float">
            <text:p>221</text:p>
          </table:table-cell>
          <table:table-cell ns41:value-type="float" table:style-name="TL Data" office:value="10327" office:value-type="float">
            <text:p>1032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Doetinchem (Ambt-)</text:p>
          </table:table-cell>
          <table:table-cell table:style-name="TL RowHeader"/>
          <table:table-cell ns41:value-type="float" table:style-name="ce11" office:value="1010" office:value-type="float">
            <text:p>1010</text:p>
          </table:table-cell>
          <table:table-cell ns41:value-type="float" table:style-name="TL Data" office:value="10396" office:value-type="float">
            <text:p>1039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Echteld</text:p>
          </table:table-cell>
          <table:table-cell table:style-name="TL RowHeader"/>
          <table:table-cell ns41:value-type="float" table:style-name="ce11" office:value="227" office:value-type="float">
            <text:p>227</text:p>
          </table:table-cell>
          <table:table-cell ns41:value-type="float" table:style-name="TL Data" office:value="10832" office:value-type="float">
            <text:p>1083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Ermelo</text:p>
          </table:table-cell>
          <table:table-cell table:style-name="TL RowHeader"/>
          <table:table-cell ns41:value-type="float" table:style-name="ce11" office:value="233" office:value-type="float">
            <text:p>233</text:p>
          </table:table-cell>
          <table:table-cell ns41:value-type="float" table:style-name="TL Data" office:value="10732" office:value-type="float">
            <text:p>10732</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Est en Opijnen</text:p>
          </table:table-cell>
          <table:table-cell table:style-name="TL RowHeader"/>
          <table:table-cell ns41:value-type="float" table:style-name="ce11" office:value="234" office:value-type="float">
            <text:p>234</text:p>
          </table:table-cell>
          <table:table-cell ns41:value-type="float" table:style-name="TL Data" office:value="11092" office:value-type="float">
            <text:p>1109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Ewijk</text:p>
          </table:table-cell>
          <table:table-cell table:style-name="TL RowHeader"/>
          <table:table-cell ns41:value-type="float" table:style-name="ce11" office:value="235" office:value-type="float">
            <text:p>235</text:p>
          </table:table-cell>
          <table:table-cell ns41:value-type="float" table:style-name="TL Data" office:value="10471" office:value-type="float">
            <text:p>1047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Groenlo</text:p>
          </table:table-cell>
          <table:table-cell table:style-name="TL RowHeader"/>
          <table:table-cell ns41:value-type="float" table:style-name="ce11" office:value="240" office:value-type="float">
            <text:p>240</text:p>
          </table:table-cell>
          <table:table-cell ns41:value-type="float" table:style-name="TL Data" office:value="11094" office:value-type="float">
            <text:p>1109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eerde</text:p>
          </table:table-cell>
          <table:table-cell table:style-name="TL RowHeader"/>
          <table:table-cell ns41:value-type="float" table:style-name="ce11" office:value="246" office:value-type="float">
            <text:p>246</text:p>
          </table:table-cell>
          <table:table-cell ns41:value-type="float" table:style-name="TL Data" office:value="10291" office:value-type="float">
            <text:p>10291</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eerewaarden</text:p>
          </table:table-cell>
          <table:table-cell table:style-name="TL RowHeader"/>
          <table:table-cell ns41:value-type="float" table:style-name="ce11" office:value="247" office:value-type="float">
            <text:p>247</text:p>
          </table:table-cell>
          <table:table-cell ns41:value-type="float" table:style-name="TL Data" office:value="10067" office:value-type="float">
            <text:p>1006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emmen</text:p>
          </table:table-cell>
          <table:table-cell table:style-name="TL RowHeader"/>
          <table:table-cell ns41:value-type="float" table:style-name="ce11" office:value="1076" office:value-type="float">
            <text:p>1076</text:p>
          </table:table-cell>
          <table:table-cell ns41:value-type="float" table:style-name="TL Data" office:value="11162" office:value-type="float">
            <text:p>1116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engelo</text:p>
          </table:table-cell>
          <table:table-cell table:style-name="TL RowHeader"/>
          <table:table-cell ns41:value-type="float" table:style-name="ce11" office:value="248" office:value-type="float">
            <text:p>248</text:p>
          </table:table-cell>
          <table:table-cell ns41:value-type="float" table:style-name="TL Data" office:value="10359" office:value-type="float">
            <text:p>1035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erwen en Aerdt</text:p>
          </table:table-cell>
          <table:table-cell table:style-name="TL RowHeader"/>
          <table:table-cell ns41:value-type="float" table:style-name="ce11" office:value="249" office:value-type="float">
            <text:p>249</text:p>
          </table:table-cell>
          <table:table-cell ns41:value-type="float" table:style-name="TL Data" office:value="10819" office:value-type="float">
            <text:p>10819</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oevelaken</text:p>
          </table:table-cell>
          <table:table-cell table:style-name="TL RowHeader"/>
          <table:table-cell ns41:value-type="float" table:style-name="ce11" office:value="253" office:value-type="float">
            <text:p>253</text:p>
          </table:table-cell>
          <table:table-cell ns41:value-type="float" table:style-name="TL Data" office:value="11358" office:value-type="float">
            <text:p>1135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orssen</text:p>
          </table:table-cell>
          <table:table-cell table:style-name="TL RowHeader"/>
          <table:table-cell ns41:value-type="float" table:style-name="ce11" office:value="254" office:value-type="float">
            <text:p>254</text:p>
          </table:table-cell>
          <table:table-cell ns41:value-type="float" table:style-name="TL Data" office:value="10607" office:value-type="float">
            <text:p>1060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ummelo</text:p>
          </table:table-cell>
          <table:table-cell table:style-name="TL RowHeader"/>
          <table:table-cell ns41:value-type="float" table:style-name="ce11" office:value="256" office:value-type="float">
            <text:p>256</text:p>
          </table:table-cell>
          <table:table-cell ns41:value-type="float" table:style-name="TL Data" office:value="11235" office:value-type="float">
            <text:p>11235</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Hurwenen</text:p>
          </table:table-cell>
          <table:table-cell table:style-name="TL RowHeader"/>
          <table:table-cell ns41:value-type="float" table:style-name="ce11" office:value="1089" office:value-type="float">
            <text:p>1089</text:p>
          </table:table-cell>
          <table:table-cell ns41:value-type="float" table:style-name="TL Data" office:value="11432" office:value-type="float">
            <text:p>1143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Kerkwijk</text:p>
          </table:table-cell>
          <table:table-cell table:style-name="TL RowHeader"/>
          <table:table-cell ns41:value-type="float" table:style-name="ce11" office:value="257" office:value-type="float">
            <text:p>257</text:p>
          </table:table-cell>
          <table:table-cell ns41:value-type="float" table:style-name="TL Data" office:value="10791" office:value-type="float">
            <text:p>1079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Kesteren</text:p>
          </table:table-cell>
          <table:table-cell table:style-name="TL RowHeader"/>
          <table:table-cell ns41:value-type="float" table:style-name="ce11" office:value="258" office:value-type="float">
            <text:p>258</text:p>
          </table:table-cell>
          <table:table-cell ns41:value-type="float" table:style-name="TL Data" office:value="10916" office:value-type="float">
            <text:p>1091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Laren</text:p>
          </table:table-cell>
          <table:table-cell table:style-name="TL RowHeader"/>
          <table:table-cell ns41:value-type="float" table:style-name="ce11" office:value="259" office:value-type="float">
            <text:p>259</text:p>
          </table:table-cell>
          <table:table-cell ns41:value-type="float" table:style-name="TL Data" office:value="10098" office:value-type="float">
            <text:p>1009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Lienden</text:p>
          </table:table-cell>
          <table:table-cell table:style-name="TL RowHeader"/>
          <table:table-cell ns41:value-type="float" table:style-name="ce11" office:value="261" office:value-type="float">
            <text:p>261</text:p>
          </table:table-cell>
          <table:table-cell ns41:value-type="float" table:style-name="TL Data" office:value="11093" office:value-type="float">
            <text:p>1109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Lochem</text:p>
          </table:table-cell>
          <table:table-cell table:style-name="TL RowHeader"/>
          <table:table-cell ns41:value-type="float" table:style-name="ce11" office:value="262" office:value-type="float">
            <text:p>262</text:p>
          </table:table-cell>
          <table:table-cell ns41:value-type="float" table:style-name="TL Data" office:value="11263" office:value-type="float">
            <text:p>11263</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Maurik</text:p>
          </table:table-cell>
          <table:table-cell table:style-name="TL RowHeader"/>
          <table:table-cell ns41:value-type="float" table:style-name="ce11" office:value="264" office:value-type="float">
            <text:p>264</text:p>
          </table:table-cell>
          <table:table-cell ns41:value-type="float" table:style-name="TL Data" office:value="10300" office:value-type="float">
            <text:p>1030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Millingen</text:p>
          </table:table-cell>
          <table:table-cell table:style-name="TL RowHeader"/>
          <table:table-cell ns41:value-type="float" table:style-name="ce11" office:value="1259" office:value-type="float">
            <text:p>1259</text:p>
          </table:table-cell>
          <table:table-cell ns41:value-type="float" table:style-name="TL Data" office:value="10072" office:value-type="float">
            <text:p>1007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Neede</text:p>
          </table:table-cell>
          <table:table-cell table:style-name="TL RowHeader"/>
          <table:table-cell ns41:value-type="float" table:style-name="ce11" office:value="266" office:value-type="float">
            <text:p>266</text:p>
          </table:table-cell>
          <table:table-cell ns41:value-type="float" table:style-name="TL Data" office:value="10367" office:value-type="float">
            <text:p>1036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Overasselt</text:p>
          </table:table-cell>
          <table:table-cell table:style-name="TL RowHeader"/>
          <table:table-cell ns41:value-type="float" table:style-name="ce11" office:value="271" office:value-type="float">
            <text:p>271</text:p>
          </table:table-cell>
          <table:table-cell ns41:value-type="float" table:style-name="TL Data" office:value="10952" office:value-type="float">
            <text:p>10952</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Pannerden</text:p>
          </table:table-cell>
          <table:table-cell table:style-name="TL RowHeader"/>
          <table:table-cell ns41:value-type="float" table:style-name="ce11" office:value="272" office:value-type="float">
            <text:p>272</text:p>
          </table:table-cell>
          <table:table-cell ns41:value-type="float" table:style-name="TL Data" office:value="10518" office:value-type="float">
            <text:p>1051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Poederoijen</text:p>
          </table:table-cell>
          <table:table-cell table:style-name="TL RowHeader"/>
          <table:table-cell ns41:value-type="float" table:style-name="ce11" office:value="1155" office:value-type="float">
            <text:p>1155</text:p>
          </table:table-cell>
          <table:table-cell ns41:value-type="float" table:style-name="TL Data" office:value="10135" office:value-type="float">
            <text:p>10135</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Rossum</text:p>
          </table:table-cell>
          <table:table-cell table:style-name="TL RowHeader"/>
          <table:table-cell ns41:value-type="float" table:style-name="ce11" office:value="276" office:value-type="float">
            <text:p>276</text:p>
          </table:table-cell>
          <table:table-cell ns41:value-type="float" table:style-name="TL Data" office:value="10860" office:value-type="float">
            <text:p>1086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Rosendaal</text:p>
          </table:table-cell>
          <table:table-cell table:style-name="TL RowHeader"/>
          <table:table-cell ns41:value-type="float" table:style-name="ce11" office:value="277" office:value-type="float">
            <text:p>277</text:p>
          </table:table-cell>
          <table:table-cell ns41:value-type="float" table:style-name="TL Data" office:value="10684" office:value-type="float">
            <text:p>1068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Steenderen</text:p>
          </table:table-cell>
          <table:table-cell table:style-name="TL RowHeader"/>
          <table:table-cell ns41:value-type="float" table:style-name="ce11" office:value="280" office:value-type="float">
            <text:p>280</text:p>
          </table:table-cell>
          <table:table-cell ns41:value-type="float" table:style-name="TL Data" office:value="10497" office:value-type="float">
            <text:p>1049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Valburg</text:p>
          </table:table-cell>
          <table:table-cell table:style-name="TL RowHeader"/>
          <table:table-cell ns41:value-type="float" table:style-name="ce11" office:value="283" office:value-type="float">
            <text:p>283</text:p>
          </table:table-cell>
          <table:table-cell ns41:value-type="float" table:style-name="TL Data" office:value="11071" office:value-type="float">
            <text:p>11071</text:p>
          </table:table-cell>
          <table:table-cell ns41:value-type="float" table:style-name="TL Data" office:value="3" office:value-type="float">
            <text:p>3</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Varik</text:p>
          </table:table-cell>
          <table:table-cell table:style-name="TL RowHeader"/>
          <table:table-cell ns41:value-type="float" table:style-name="ce11" office:value="284" office:value-type="float">
            <text:p>284</text:p>
          </table:table-cell>
          <table:table-cell ns41:value-type="float" table:style-name="TL Data" office:value="11064" office:value-type="float">
            <text:p>11064</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Vuren</text:p>
          </table:table-cell>
          <table:table-cell table:style-name="TL RowHeader"/>
          <table:table-cell ns41:value-type="float" table:style-name="ce11" office:value="287" office:value-type="float">
            <text:p>287</text:p>
          </table:table-cell>
          <table:table-cell ns41:value-type="float" table:style-name="TL Data" office:value="11376" office:value-type="float">
            <text:p>1137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Waardenburg</text:p>
          </table:table-cell>
          <table:table-cell table:style-name="TL RowHeader"/>
          <table:table-cell ns41:value-type="float" table:style-name="ce11" office:value="288" office:value-type="float">
            <text:p>288</text:p>
          </table:table-cell>
          <table:table-cell ns41:value-type="float" table:style-name="TL Data" office:value="10238" office:value-type="float">
            <text:p>10238</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Wadenoijen</text:p>
          </table:table-cell>
          <table:table-cell table:style-name="TL RowHeader"/>
          <table:table-cell ns41:value-type="float" table:style-name="ce11" office:value="1218" office:value-type="float">
            <text:p>1218</text:p>
          </table:table-cell>
          <table:table-cell ns41:value-type="float" table:style-name="TL Data" office:value="10201" office:value-type="float">
            <text:p>10201</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Wehl</text:p>
          </table:table-cell>
          <table:table-cell table:style-name="TL RowHeader"/>
          <table:table-cell ns41:value-type="float" table:style-name="ce11" office:value="292" office:value-type="float">
            <text:p>292</text:p>
          </table:table-cell>
          <table:table-cell ns41:value-type="float" table:style-name="TL Data" office:value="11116" office:value-type="float">
            <text:p>1111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IJzendoorn</text:p>
          </table:table-cell>
          <table:table-cell table:style-name="TL RowHeader"/>
          <table:table-cell ns41:value-type="float" table:style-name="ce11" office:value="1231" office:value-type="float">
            <text:p>1231</text:p>
          </table:table-cell>
          <table:table-cell ns41:value-type="float" table:style-name="TL Data" office:value="11430" office:value-type="float">
            <text:p>11430</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Zaltbommel</text:p>
          </table:table-cell>
          <table:table-cell table:style-name="TL RowHeader"/>
          <table:table-cell ns41:value-type="float" table:style-name="ce11" office:value="297" office:value-type="float">
            <text:p>297</text:p>
          </table:table-cell>
          <table:table-cell ns41:value-type="float" table:style-name="TL Data" office:value="10557" office:value-type="float">
            <text:p>1055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table-cell ns41:value-type="string" table:style-name="TL RowHeader" office:value-type="string">
            <text:p>Zoelen</text:p>
          </table:table-cell>
          <table:table-cell table:style-name="TL RowHeader"/>
          <table:table-cell ns41:value-type="float" table:style-name="ce11" office:value="300" office:value-type="float">
            <text:p>300</text:p>
          </table:table-cell>
          <table:table-cell ns41:value-type="float" table:style-name="TL Data" office:value="10897" office:value-type="float">
            <text:p>10897</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6">
          <table:table-cell ns41:value-type="string" table:style-name="TL RowHeader" office:value-type="string">
            <text:p>Zuilichem</text:p>
          </table:table-cell>
          <table:table-cell table:style-name="TL RowHeader"/>
          <table:table-cell ns41:value-type="float" table:style-name="ce12" office:value="1243" office:value-type="float">
            <text:p>1243</text:p>
          </table:table-cell>
          <table:table-cell ns41:value-type="float" table:style-name="TL Data" office:value="11036" office:value-type="float">
            <text:p>11036</text:p>
          </table:table-cell>
          <table:table-cell ns41:value-type="float" table:style-name="TL Data" office:value="4" office:value-type="float">
            <text:p>4</text:p>
          </table:table-cell>
          <table:table-cell ns41:value-type="string" table:style-name="TL Data" office:value-type="string">
            <text:p>GE</text:p>
          </table:table-cell>
          <table:table-cell ns41:value-type="string" table:style-name="TL Data" office:value-type="string">
            <text:p>VT_1889</text:p>
          </table:table-cell>
          <table:table-cell ns41:value-type="string" table:style-name="TL Data" office:value-type="string">
            <text:p>07_H7</text:p>
          </table:table-cell>
          <table:table-cell ns41:value-type="float" table:style-name="TL Data" office:value="446" office:value-type="float">
            <text:p>446</text:p>
          </table:table-cell>
          <table:table-cell ns41:value-type="float" table:style-name="TL Data" office:value="260438" office:value-type="float">
            <text:p>260438</text:p>
          </table:table-cell>
          <table:table-cell table:number-columns-repeated="1014"/>
        </table:table-row>
        <table:table-row table:style-name="ro5" table:number-rows-repeated="104851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22</dc:date>
    <meta:document-statistic meta:object-count="0" meta:cell-count="2349" meta:table-count="2"/>
    <meta:generator>ODFPY/1.3.0dev</meta:generator>
  </office:meta>
</office:document-meta>
</file>